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var wp--preset--font-family--monospace" svg:font-family="'var wp--preset--font-family--monospace'"/>
  </office:font-face-decls>
  <office:automatic-styles>
    <style:style style:name="P1" style:family="paragraph" style:parent-style-name="Standard">
      <style:text-properties officeooo:rsid="000f620b" officeooo:paragraph-rsid="000f620b"/>
    </style:style>
    <style:style style:name="P2" style:family="paragraph" style:parent-style-name="Standard">
      <style:paragraph-properties fo:break-before="page"/>
      <style:text-properties officeooo:rsid="000f620b" officeooo:paragraph-rsid="000f620b"/>
    </style:style>
    <style:style style:name="P3" style:family="paragraph" style:parent-style-name="Standard">
      <style:text-properties officeooo:rsid="000f620b" officeooo:paragraph-rsid="0040f477"/>
    </style:style>
    <style:style style:name="P4" style:family="paragraph" style:parent-style-name="Standard">
      <style:text-properties officeooo:rsid="000f620b" officeooo:paragraph-rsid="0034e7c0"/>
    </style:style>
    <style:style style:name="P5" style:family="paragraph" style:parent-style-name="Standard">
      <style:text-properties officeooo:rsid="000f620b" officeooo:paragraph-rsid="0041eba8"/>
    </style:style>
    <style:style style:name="P6" style:family="paragraph" style:parent-style-name="Standard">
      <style:text-properties officeooo:rsid="000f620b" officeooo:paragraph-rsid="0044e1a8"/>
    </style:style>
    <style:style style:name="P7" style:family="paragraph" style:parent-style-name="Standard">
      <style:text-properties fo:font-weight="bold" officeooo:rsid="0011f3b7" officeooo:paragraph-rsid="0013daa8" style:font-weight-asian="bold" style:font-weight-complex="bold"/>
    </style:style>
    <style:style style:name="P8" style:family="paragraph" style:parent-style-name="Standard">
      <style:text-properties fo:font-weight="bold" officeooo:rsid="0011f3b7" officeooo:paragraph-rsid="0011f3b7" style:font-weight-asian="bold" style:font-weight-complex="bold"/>
    </style:style>
    <style:style style:name="P9" style:family="paragraph" style:parent-style-name="Standard">
      <style:text-properties fo:font-weight="bold" officeooo:rsid="0026ebc5" officeooo:paragraph-rsid="0026ebc5" style:font-weight-asian="bold" style:font-weight-complex="bold"/>
    </style:style>
    <style:style style:name="P10" style:family="paragraph" style:parent-style-name="Standard">
      <style:text-properties fo:font-weight="bold" officeooo:paragraph-rsid="0040f477" style:font-weight-asian="bold" style:font-weight-complex="bold"/>
    </style:style>
    <style:style style:name="P11" style:family="paragraph" style:parent-style-name="Standard">
      <style:text-properties fo:font-weight="bold" officeooo:rsid="000f620b" officeooo:paragraph-rsid="000f620b" style:font-weight-asian="bold" style:font-weight-complex="bold"/>
    </style:style>
    <style:style style:name="P12" style:family="paragraph" style:parent-style-name="Standard">
      <style:text-properties fo:font-weight="bold" officeooo:rsid="000f620b" officeooo:paragraph-rsid="0041eba8" style:font-weight-asian="bold" style:font-weight-complex="bold"/>
    </style:style>
    <style:style style:name="P13" style:family="paragraph" style:parent-style-name="Standard">
      <style:text-properties fo:font-weight="bold" officeooo:rsid="005102a6" officeooo:paragraph-rsid="005102a6" style:font-weight-asian="bold" style:font-weight-complex="bold"/>
    </style:style>
    <style:style style:name="P14" style:family="paragraph" style:parent-style-name="Standard">
      <style:paragraph-properties fo:text-align="center" style:justify-single-word="false"/>
      <style:text-properties fo:font-size="16pt" fo:font-weight="bold" officeooo:rsid="000f620b" officeooo:paragraph-rsid="000f620b" style:font-weight-asian="bold" style:font-weight-complex="bold"/>
    </style:style>
    <style:style style:name="P15" style:family="paragraph" style:parent-style-name="Standard">
      <style:text-properties officeooo:rsid="0011f3b7" officeooo:paragraph-rsid="0011f3b7"/>
    </style:style>
    <style:style style:name="P16" style:family="paragraph" style:parent-style-name="Standard">
      <style:text-properties officeooo:rsid="0011f3b7" officeooo:paragraph-rsid="004ad0e6"/>
    </style:style>
    <style:style style:name="P17" style:family="paragraph" style:parent-style-name="Standard">
      <style:text-properties officeooo:rsid="0011f3b7" officeooo:paragraph-rsid="004c1190"/>
    </style:style>
    <style:style style:name="P18" style:family="paragraph" style:parent-style-name="Standard">
      <style:text-properties officeooo:rsid="0015d34a" officeooo:paragraph-rsid="0015d34a"/>
    </style:style>
    <style:style style:name="P19" style:family="paragraph" style:parent-style-name="Standard">
      <style:text-properties officeooo:rsid="0015d34a" officeooo:paragraph-rsid="001a439e"/>
    </style:style>
    <style:style style:name="P20" style:family="paragraph" style:parent-style-name="Standard">
      <style:text-properties officeooo:rsid="0015d34a" officeooo:paragraph-rsid="0011f3b7"/>
    </style:style>
    <style:style style:name="P21" style:family="paragraph" style:parent-style-name="Standard">
      <style:text-properties officeooo:rsid="0026ebc5" officeooo:paragraph-rsid="0026ebc5"/>
    </style:style>
    <style:style style:name="P22" style:family="paragraph" style:parent-style-name="Standard">
      <style:text-properties officeooo:rsid="0026ebc5" officeooo:paragraph-rsid="0027fc4c"/>
    </style:style>
    <style:style style:name="P23" style:family="paragraph" style:parent-style-name="Standard">
      <style:text-properties officeooo:rsid="0026ebc5" officeooo:paragraph-rsid="00301e67"/>
    </style:style>
    <style:style style:name="P24" style:family="paragraph" style:parent-style-name="Standard">
      <style:text-properties officeooo:rsid="0026ebc5" officeooo:paragraph-rsid="0034e7c0"/>
    </style:style>
    <style:style style:name="P25" style:family="paragraph" style:parent-style-name="Standard">
      <style:text-properties fo:font-style="italic" officeooo:rsid="0026ebc5" officeooo:paragraph-rsid="0026ebc5" style:font-style-asian="italic" style:font-style-complex="italic"/>
    </style:style>
    <style:style style:name="P26" style:family="paragraph" style:parent-style-name="Standard">
      <style:text-properties fo:font-style="italic" officeooo:rsid="0026ebc5" officeooo:paragraph-rsid="0027fc4c" style:font-style-asian="italic" style:font-style-complex="italic"/>
    </style:style>
    <style:style style:name="P27" style:family="paragraph" style:parent-style-name="Standard">
      <style:text-properties fo:font-style="italic" officeooo:rsid="0026ebc5" officeooo:paragraph-rsid="00301e67" style:font-style-asian="italic" style:font-style-complex="italic"/>
    </style:style>
    <style:style style:name="P28" style:family="paragraph" style:parent-style-name="Standard">
      <style:text-properties fo:font-style="italic" officeooo:rsid="0026ebc5" officeooo:paragraph-rsid="0034e7c0" style:font-style-asian="italic" style:font-style-complex="italic"/>
    </style:style>
    <style:style style:name="P29" style:family="paragraph" style:parent-style-name="Standard">
      <style:text-properties fo:font-style="italic" officeooo:rsid="003a68df" officeooo:paragraph-rsid="003a68df" style:font-style-asian="italic" style:font-style-complex="italic"/>
    </style:style>
    <style:style style:name="P30" style:family="paragraph" style:parent-style-name="Standard">
      <style:text-properties officeooo:rsid="002777fa" officeooo:paragraph-rsid="002777fa"/>
    </style:style>
    <style:style style:name="P31" style:family="paragraph" style:parent-style-name="Standard">
      <style:text-properties officeooo:rsid="0027fc4c" officeooo:paragraph-rsid="0027fc4c"/>
    </style:style>
    <style:style style:name="P32" style:family="paragraph" style:parent-style-name="Standard">
      <style:text-properties officeooo:rsid="0027fc4c" officeooo:paragraph-rsid="00301e67"/>
    </style:style>
    <style:style style:name="P33" style:family="paragraph" style:parent-style-name="Standard">
      <style:text-properties officeooo:rsid="002c318c" officeooo:paragraph-rsid="002c318c"/>
    </style:style>
    <style:style style:name="P34" style:family="paragraph" style:parent-style-name="Standard">
      <style:text-properties officeooo:rsid="002c318c" officeooo:paragraph-rsid="0034e7c0"/>
    </style:style>
    <style:style style:name="P35" style:family="paragraph" style:parent-style-name="Standard">
      <style:text-properties officeooo:rsid="002c318c" officeooo:paragraph-rsid="00301e67"/>
    </style:style>
    <style:style style:name="P36" style:family="paragraph" style:parent-style-name="Standard">
      <style:paragraph-properties fo:break-before="page"/>
      <style:text-properties officeooo:rsid="002c318c" officeooo:paragraph-rsid="00301e67"/>
    </style:style>
    <style:style style:name="P37" style:family="paragraph" style:parent-style-name="Standard">
      <style:text-properties fo:font-style="normal" officeooo:rsid="002cc710" officeooo:paragraph-rsid="002cc710" style:font-style-asian="normal" style:font-style-complex="normal"/>
    </style:style>
    <style:style style:name="P38" style:family="paragraph" style:parent-style-name="Standard">
      <style:text-properties fo:font-style="normal" officeooo:rsid="0031e85f" officeooo:paragraph-rsid="0031e85f" style:font-style-asian="normal" style:font-style-complex="normal"/>
    </style:style>
    <style:style style:name="P39" style:family="paragraph" style:parent-style-name="Standard">
      <style:text-properties fo:font-style="normal" officeooo:rsid="0033d1a0" officeooo:paragraph-rsid="0033d1a0" style:font-style-asian="normal" style:font-style-complex="normal"/>
    </style:style>
    <style:style style:name="P40" style:family="paragraph" style:parent-style-name="Standard">
      <style:text-properties fo:font-style="normal" officeooo:rsid="0034e7c0" officeooo:paragraph-rsid="0034e7c0" style:font-style-asian="normal" style:font-style-complex="normal"/>
    </style:style>
    <style:style style:name="P41" style:family="paragraph" style:parent-style-name="Standard">
      <style:text-properties fo:font-style="normal" officeooo:rsid="00369bee" officeooo:paragraph-rsid="00369bee" style:font-style-asian="normal" style:font-style-complex="normal"/>
    </style:style>
    <style:style style:name="P42" style:family="paragraph" style:parent-style-name="Standard">
      <style:text-properties fo:font-style="normal" officeooo:rsid="003971e0" officeooo:paragraph-rsid="003971e0" style:font-style-asian="normal" style:font-style-complex="normal"/>
    </style:style>
    <style:style style:name="P43" style:family="paragraph" style:parent-style-name="Standard">
      <style:text-properties fo:font-style="normal" officeooo:rsid="003a68df" officeooo:paragraph-rsid="003a68df" style:font-style-asian="normal" style:font-style-complex="normal"/>
    </style:style>
    <style:style style:name="P44" style:family="paragraph" style:parent-style-name="Standard">
      <style:text-properties officeooo:rsid="002d2802" officeooo:paragraph-rsid="002d2802"/>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Standard">
      <style:text-properties officeooo:rsid="0024fab1" officeooo:paragraph-rsid="0024fab1"/>
    </style:style>
    <style:style style:name="P48" style:family="paragraph" style:parent-style-name="Standard">
      <style:text-properties officeooo:paragraph-rsid="000f620b"/>
    </style:style>
    <style:style style:name="P49" style:family="paragraph" style:parent-style-name="Standard">
      <style:text-properties officeooo:rsid="005102a6" officeooo:paragraph-rsid="005102a6"/>
    </style:style>
    <style:style style:name="P50" style:family="paragraph" style:parent-style-name="Text_20_body">
      <style:text-properties officeooo:paragraph-rsid="005874a2"/>
    </style:style>
    <style:style style:name="P51" style:family="paragraph" style:parent-style-name="Standard">
      <style:text-properties style:font-name="Times New Roman1"/>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Heading_20_2">
      <style:paragraph-properties fo:break-before="page"/>
    </style:style>
    <style:style style:name="P55" style:family="paragraph" style:parent-style-name="Standard">
      <style:text-properties fo:font-variant="normal" fo:text-transform="none" fo:color="#1e1e1e" loext:opacity="100%" style:font-name="Times New Roman1" fo:font-size="12pt" fo:letter-spacing="normal" fo:font-style="normal" fo:font-weight="normal"/>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rsid="0011f3b7" officeooo:paragraph-rsid="0011f3b7" style:font-weight-asian="bold" style:font-weight-complex="bold"/>
    </style:style>
    <style:style style:name="P58" style:family="paragraph" style:parent-style-name="Standard">
      <style:paragraph-properties fo:break-before="page"/>
      <style:text-properties fo:font-weight="bold" officeooo:rsid="006d91f7" officeooo:paragraph-rsid="006d91f7" style:font-weight-asian="bold" style:font-weight-complex="bold"/>
    </style:style>
    <style:style style:name="P59" style:family="paragraph" style:parent-style-name="Standard">
      <style:text-properties fo:font-weight="bold" officeooo:rsid="006d91f7" officeooo:paragraph-rsid="006d91f7" style:font-weight-asian="bold" style:font-weight-complex="bold"/>
    </style:style>
    <style:style style:name="P60" style:family="paragraph" style:parent-style-name="Standard">
      <style:text-properties fo:font-weight="bold" officeooo:rsid="00751b9c" officeooo:paragraph-rsid="00751b9c" style:font-weight-asian="bold" style:font-weight-complex="bold"/>
    </style:style>
    <style:style style:name="P61" style:family="paragraph" style:parent-style-name="Standard">
      <style:paragraph-properties fo:break-before="page"/>
    </style:style>
    <style:style style:name="P62" style:family="paragraph" style:parent-style-name="Standard">
      <style:text-properties officeooo:paragraph-rsid="006800a4"/>
    </style:style>
    <style:style style:name="P63" style:family="paragraph" style:parent-style-name="Standard">
      <style:text-properties officeooo:rsid="0011f3b7" officeooo:paragraph-rsid="0011f3b7"/>
    </style:style>
    <style:style style:name="P64" style:family="paragraph" style:parent-style-name="Standard">
      <style:text-properties officeooo:rsid="005102a6" officeooo:paragraph-rsid="005102a6"/>
    </style:style>
    <style:style style:name="P65" style:family="paragraph" style:parent-style-name="Standard">
      <style:text-properties officeooo:rsid="006d91f7" officeooo:paragraph-rsid="006d91f7"/>
    </style:style>
    <style:style style:name="P66" style:family="paragraph" style:parent-style-name="Standard">
      <style:text-properties style:text-underline-style="solid" style:text-underline-type="double" style:text-underline-width="auto" style:text-underline-color="font-color" fo:font-weight="bold" officeooo:rsid="006d91f7" officeooo:paragraph-rsid="006d91f7" style:font-weight-asian="bold" style:font-weight-complex="bold"/>
    </style:style>
    <style:style style:name="P67" style:family="paragraph" style:parent-style-name="Standard">
      <style:text-properties officeooo:rsid="00751b9c" officeooo:paragraph-rsid="00751b9c"/>
    </style:style>
    <style:style style:name="P68" style:family="paragraph" style:parent-style-name="Text_20_body">
      <style:text-properties officeooo:paragraph-rsid="005874a2"/>
    </style:style>
    <style:style style:name="T1" style:family="text">
      <style:text-properties officeooo:rsid="001079bc"/>
    </style:style>
    <style:style style:name="T2" style:family="text">
      <style:text-properties officeooo:rsid="0026ebc5"/>
    </style:style>
    <style:style style:name="T3" style:family="text">
      <style:text-properties officeooo:rsid="002777fa"/>
    </style:style>
    <style:style style:name="T4" style:family="text">
      <style:text-properties officeooo:rsid="0027fc4c"/>
    </style:style>
    <style:style style:name="T5" style:family="text">
      <style:text-properties officeooo:rsid="0028d9f1"/>
    </style:style>
    <style:style style:name="T6" style:family="text">
      <style:text-properties officeooo:rsid="002a0e35"/>
    </style:style>
    <style:style style:name="T7" style:family="text">
      <style:text-properties officeooo:rsid="002fd2c2"/>
    </style:style>
    <style:style style:name="T8" style:family="text">
      <style:text-properties officeooo:rsid="00301e67"/>
    </style:style>
    <style:style style:name="T9" style:family="text">
      <style:text-properties officeooo:rsid="0031e85f"/>
    </style:style>
    <style:style style:name="T10" style:family="text">
      <style:text-properties officeooo:rsid="0034e7c0"/>
    </style:style>
    <style:style style:name="T11" style:family="text">
      <style:text-properties officeooo:rsid="00351851"/>
    </style:style>
    <style:style style:name="T12" style:family="text">
      <style:text-properties officeooo:rsid="0036d091"/>
    </style:style>
    <style:style style:name="T13" style:family="text">
      <style:text-properties officeooo:rsid="0038d5bb"/>
    </style:style>
    <style:style style:name="T14" style:family="text">
      <style:text-properties officeooo:rsid="003b13cf"/>
    </style:style>
    <style:style style:name="T15" style:family="text">
      <style:text-properties officeooo:rsid="003cd205"/>
    </style:style>
    <style:style style:name="T16" style:family="text">
      <style:text-properties officeooo:rsid="003d582c"/>
    </style:style>
    <style:style style:name="T17" style:family="text">
      <style:text-properties officeooo:rsid="0044e1a8"/>
    </style:style>
    <style:style style:name="T18" style:family="text">
      <style:text-properties officeooo:rsid="004618fb"/>
    </style:style>
    <style:style style:name="T19" style:family="text">
      <style:text-properties officeooo:rsid="004817ad"/>
    </style:style>
    <style:style style:name="T20" style:family="text">
      <style:text-properties officeooo:rsid="004f5bbe"/>
    </style:style>
    <style:style style:name="T21" style:family="text">
      <style:text-properties fo:font-weight="normal"/>
    </style:style>
    <style:style style:name="T22" style:family="text">
      <style:text-properties fo:font-variant="normal" fo:text-transform="none" fo:color="#1e1e1e" loext:opacity="100%" style:font-name="Times New Roman1" fo:font-size="12pt" fo:letter-spacing="normal" fo:font-style="normal" fo:font-weight="normal"/>
    </style:style>
    <style:style style:name="T23" style:family="text">
      <style:text-properties fo:font-variant="normal" fo:text-transform="none" fo:color="#1e1e1e" loext:opacity="100%" style:font-name="Times New Roman1" fo:font-size="12pt" fo:letter-spacing="normal" fo:font-style="normal" fo:font-weight="normal" loext:padding="0cm" loext:border="none"/>
    </style:style>
    <style:style style:name="T24" style:family="text">
      <style:text-properties fo:font-variant="normal" fo:text-transform="none" fo:color="#1e1e1e" loext:opacity="100%" style:font-name="Times New Roman1" fo:font-size="12pt" fo:letter-spacing="normal" fo:font-style="normal" style:text-underline-style="solid" style:text-underline-width="auto" style:text-underline-color="font-color" fo:font-weight="normal"/>
    </style:style>
    <style:style style:name="T25" style:family="text">
      <style:text-properties officeooo:rsid="0063f938"/>
    </style:style>
    <style:style style:name="T26" style:family="text">
      <style:text-properties officeooo:rsid="006800a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ogramação para Wordpress</text:p>
      <text:p text:style-name="P1"/>
      <text:p text:style-name="P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5"><text:a xlink:type="simple" xlink:href="#__RefHeading___Toc10609_2761404969" text:style-name="Index_20_Link" text:visited-style-name="Index_20_Link">1 - Plugins<text:tab/>2</text:a></text:p>
          <text:p text:style-name="P46"><text:a xlink:type="simple" xlink:href="#__RefHeading___Toc3666_1494537504" text:style-name="Index_20_Link" text:visited-style-name="Index_20_Link">1.1 – Introdução<text:tab/>2</text:a></text:p>
          <text:p text:style-name="P46"><text:a xlink:type="simple" xlink:href="#__RefHeading___Toc3668_1494537504" text:style-name="Index_20_Link" text:visited-style-name="Index_20_Link">1.2 - Alguns cuidados com a segurança do plugin<text:tab/>4</text:a></text:p>
          <text:p text:style-name="P46"><text:a xlink:type="simple" xlink:href="#__RefHeading___Toc4555_3482853152" text:style-name="Index_20_Link" text:visited-style-name="Index_20_Link">1.3 - O que são hooks do WordPress e codificação<text:tab/>5</text:a></text:p>
          <text:p text:style-name="P45"><text:a xlink:type="simple" xlink:href="#__RefHeading___Toc4557_3482853152" text:style-name="Index_20_Link" text:visited-style-name="Index_20_Link">2 – Templates<text:tab/>13</text:a></text:p>
          <text:p text:style-name="P46"><text:a xlink:type="simple" xlink:href="#__RefHeading___Toc1287_3180085968" text:style-name="Index_20_Link" text:visited-style-name="Index_20_Link">2.1 - Arquivos de um tema<text:tab/>13</text:a></text:p>
          <text:p text:style-name="P45"><text:a xlink:type="simple" xlink:href="#__RefHeading___Toc4559_3482853152" text:style-name="Index_20_Link" text:visited-style-name="Index_20_Link">3 - Widgets<text:tab/>15</text:a></text:p>
          <text:p text:style-name="P45"><text:a xlink:type="simple" xlink:href="#__RefHeading___Toc4561_3482853152" text:style-name="Index_20_Link" text:visited-style-name="Index_20_Link">4 – Ferramentas<text:tab/>16</text:a></text:p>
          <text:p text:style-name="P45"><text:a xlink:type="simple" xlink:href="#__RefHeading___Toc1289_3180085968" text:style-name="Index_20_Link" text:visited-style-name="Index_20_Link">5 – Funções do WorfPress<text:tab/>17</text:a></text:p>
        </text:index-body>
      </text:table-of-content>
      <text:p text:style-name="P1"/>
      <text:p text:style-name="P1"/>
      <text:h text:style-name="P54" text:outline-level="2"><text:bookmark-start text:name="__RefHeading___Toc10609_2761404969"/><text:span text:style-name="T1">1 - </text:span>Plugins<text:bookmark-end text:name="__RefHeading___Toc10609_2761404969"/></text:h>
      <text:p text:style-name="P1"/>
      <text:h text:style-name="Heading_20_3" text:outline-level="3"><text:bookmark-start text:name="__RefHeading___Toc3666_1494537504"/>1.1 – Introdução<text:bookmark-end text:name="__RefHeading___Toc3666_1494537504"/></text:h>
      <text:p text:style-name="P47"/>
      <text:p text:style-name="P10">Plugin Handbook</text:p>
      <text:p text:style-name="P3"><text:a xlink:type="simple" xlink:href="https://developer.wordpress.org/plugins/" text:style-name="Internet_20_link" text:visited-style-name="Visited_20_Internet_20_Link">https://developer.wordpress.org/plugins/</text:a></text:p>
      <text:p text:style-name="P3"/>
      <text:p text:style-name="P12">Tipos de plug-ins WordPress</text:p>
      <text:p text:style-name="P5"/>
      <text:p text:style-name="P5">Os plug-ins podem realizar muitas tarefas. O que todos eles têm em comum é que adicionam funcionalidades extras ao seu site. Os tipos de plug-in WordPress incluem:</text:p>
      <text:p text:style-name="P5"/>
      <text:p text:style-name="P5"><text:s/>• plug-ins de manutenção de sites para itens como segurança, desempenho ou backups</text:p>
      <text:p text:style-name="P5"><text:s/>• plug-ins de marketing e vendas para coisas como SEO, mídia social ou comércio eletrônico</text:p>
      <text:p text:style-name="P5"><text:s/>• plug-ins de conteúdo, como tipos de postagem personalizados, widgets, códigos de acesso, formulários, galerias e feeds de vídeo</text:p>
      <text:p text:style-name="P5"><text:s/>• Plug-ins de API que funcionam com a API REST do WordPress ou extraem conteúdo externo de serviços como o Google Maps</text:p>
      <text:p text:style-name="P5"><text:s/>• plug-ins de comunidade que adicionam recursos de redes sociais</text:p>
      <text:p text:style-name="P5"><text:s/></text:p>
      <text:p text:style-name="P5">E muito mais! Para ter uma ideia do que os plug-ins podem fazer, verifique o diretório de plug-ins do WordPress e o mercado CodeCanyon.</text:p>
      <text:p text:style-name="P5"/>
      <text:p text:style-name="P5">Felizmente, o WordPress torna o processo bastante fácil. Será necessário algum conhecimento de codificação, mas não é muito difícil aprender como criar um plugin básico para adicionar funcionalidades ao seu site.</text:p>
      <text:p text:style-name="P5"/>
      <text:p text:style-name="P5">Há uma diferença entre WordPress.com e WordPress.org. A versão .org é a opção de código aberto que pode ser baixada gratuitamente e usada para criar um site personalizado. É a versão que abordaremos neste post. A versão .com é um construtor de sites hospedado com o qual você pode criar um site limitado gratuitamente.</text:p>
      <text:p text:style-name="P5"/>
      <text:p text:style-name="P5">https://developer.wordpress.org/plugins/</text:p>
      <text:p text:style-name="P5"/>
      <text:p text:style-name="P5">Efetuar uma pesquisa para ver se já existe um plugin que te atenda e que esteja em plena atividade</text:p>
      <text:p text:style-name="P5">Caso decida efetuar um planejamento para a criação do plugin</text:p>
      <text:p text:style-name="P5"/>
      <text:p text:style-name="P5">Finalmente, antes de mergulhar na construção, você vai querer ler os Padrões de Codificação do WordPress (https://codex.wordpress.org/WordPress_Coding_Standards). Isso é particularmente importante se você planeja compartilhar ou vender seu plugin. Esses padrões de codificação são um conjunto de diretrizes e práticas recomendadas que os desenvolvedores devem tentar seguir ao criar temas e plug-ins para WordPress.</text:p>
      <text:p text:style-name="P5"/>
      <text:p text:style-name="P5">Criar um ambiente de desenvolvimento e testes</text:p>
      <text:p text:style-name="P5">- Com servidor web, php, mysql e cia. </text:p>
      <text:p text:style-name="P5">- Gedit ou Xed</text:p>
      <text:p text:style-name="P5">- VSCode</text:p>
      <text:p text:style-name="P5"/>
      <text:p text:style-name="P5">Que permita instalar o WP e criar os plugins, etc.</text:p>
      <text:p text:style-name="P3"/>
      <text:p text:style-name="P9"><text:soft-page-break/>Requisitos</text:p>
      <text:p text:style-name="P21"/>
      <text:p text:style-name="P21">Existem basicamente duas exigências do Wordpress para a criação de um plugin:</text:p>
      <text:p text:style-name="P21">- Primeiro que ele esteja na pasta wp-content/plugins. Ele pode estar em sua própria pasta ou apenas em um arquivo php na pasta <text:s/>wp-content/plugins, <text:span text:style-name="T5">como é o plugin hello.php, que vem com o WP</text:span>.</text:p>
      <text:p text:style-name="P21">- Segundo e último ele precisa estar em um arquivo do tipo php e conter um cabeçalho com comentário do tipo <text:span text:style-name="T3">phpdoc. Neste bloco de comentários apenas uma linha é obrigatória, a que contém o nome do plugin, mas podem existir muitas informações:</text:span></text:p>
      <text:p text:style-name="P21"/>
      <text:p text:style-name="P25">/*</text:p>
      <text:p text:style-name="P25"><text:s/>* Plugin Name: YOUR PLUGIN NAME</text:p>
      <text:p text:style-name="P25"><text:s/>*/</text:p>
      <text:p text:style-name="P25"/>
      <text:p text:style-name="P42">Uma observação que quase não é necessária é que os nomes de plugins devem ser únicos.</text:p>
      <text:p text:style-name="P25"/>
      <text:p text:style-name="P30">Aqui encontrará uma boa relação de itens que podemos adicionar no cabeçalho:</text:p>
      <text:p text:style-name="P30"/>
      <text:p text:style-name="P30"><text:a xlink:type="simple" xlink:href="https://developer.wordpress.org/plugins/plugin-basics/header-requirements/" text:style-name="Internet_20_link" text:visited-style-name="Visited_20_Internet_20_Link">https://developer.wordpress.org/plugins/plugin-basics/header-requirements/</text:a></text:p>
      <text:p text:style-name="P30"/>
      <text:p text:style-name="P31">Agora vou fazer alguns testes com a criação de plugins.</text:p>
      <text:p text:style-name="P31"/>
      <text:p text:style-name="P31">1) Criar um plugin apenas com um único arquivo na pasta <text:s/><text:span text:style-name="T2">wp-content/plugins </text:span>e somente com uma única linha no cabeçalho.</text:p>
      <text:p text:style-name="P31"/>
      <text:p text:style-name="P44">Após instalar o Wordpress...</text:p>
      <text:p text:style-name="P31"/>
      <text:p text:style-name="P33">Criar o arquivo:</text:p>
      <text:p text:style-name="P31"/>
      <text:p text:style-name="P22">wp-content/plugins/<text:span text:style-name="T4">ola-mundo.php</text:span></text:p>
      <text:p text:style-name="P22"/>
      <text:p text:style-name="P33">Contendo:</text:p>
      <text:p text:style-name="P22"/>
      <text:p text:style-name="P26">&lt;?<text:span text:style-name="T6">php</text:span></text:p>
      <text:p text:style-name="P26">/*</text:p>
      <text:p text:style-name="P26"><text:s/>* Plugin Name: <text:span text:style-name="T4">Olá Mundo</text:span></text:p>
      <text:p text:style-name="P26"><text:s/>*/</text:p>
      <text:p text:style-name="P26"/>
      <text:p text:style-name="P37">Após salvar já podemos ver na administração do site, em Plugins, nosso Olá Mundo, <text:span text:style-name="T7">que ainda não está ativado. Mas não ativarei, pois ele ainda não tem nenhuma funcionalidade.</text:span></text:p>
      <text:p text:style-name="P37"/>
      <text:p text:style-name="P37"/>
      <text:p text:style-name="P32"><text:span text:style-name="T8">2</text:span>) Criar um plugin apenas com um único arquivo na pasta <text:s/><text:span text:style-name="T2">wp-content/plugins </text:span>e somente com uma única linha no cabeçalho.</text:p>
      <text:p text:style-name="P35">Criar o arquivo:</text:p>
      <text:p text:style-name="P32"/>
      <text:p text:style-name="P23">wp-content/plugins/<text:span text:style-name="T4">ola-mundo</text:span><text:span text:style-name="T9">2</text:span><text:span text:style-name="T4">.php</text:span></text:p>
      <text:p text:style-name="P23"/>
      <text:p text:style-name="P35"/>
      <text:p text:style-name="P36">Contendo:</text:p>
      <text:p text:style-name="P23"/>
      <text:p text:style-name="P27">&lt;?<text:span text:style-name="T6">php</text:span></text:p>
      <text:p text:style-name="P27">/*</text:p>
      <text:p text:style-name="P27">Plugin Name: <text:span text:style-name="T4">Olá Mundo</text:span></text:p>
      <text:p text:style-name="P27">*/</text:p>
      <text:p text:style-name="P27"/>
      <text:p text:style-name="P38">Para experimentar eu retirei o * da linha do Plugin Name.</text:p>
      <text:p text:style-name="P27"/>
      <text:p text:style-name="P39">Atualizarei a seção Plugins do site para ver.</text:p>
      <text:p text:style-name="P40">Veja que ele aceita assim também. <text:span text:style-name="T11">Particularmente me parece mais coerente, na primeira forma, contendo asteriscos em todas as linhas do cabeçalho, mas isso para mim.</text:span></text:p>
      <text:p text:style-name="P40"/>
      <text:p text:style-name="P40">3) Agora vou criar uma pasta e um arquivo dentro dela</text:p>
      <text:p text:style-name="P40"/>
      <text:p text:style-name="P24">wp-content/plugins/<text:span text:style-name="T4">ola-mundo</text:span><text:span text:style-name="T10">3</text:span><text:span text:style-name="T4">/</text:span><text:span text:style-name="T10">index</text:span><text:span text:style-name="T4">.php</text:span></text:p>
      <text:p text:style-name="P24"/>
      <text:p text:style-name="P34">Contendo:</text:p>
      <text:p text:style-name="P24"/>
      <text:p text:style-name="P28">&lt;?<text:span text:style-name="T6">php</text:span></text:p>
      <text:p text:style-name="P28">/*</text:p>
      <text:p text:style-name="P28"><text:s/>* Plugin Name: <text:span text:style-name="T4">Olá Mundo </text:span><text:span text:style-name="T10">3</text:span></text:p>
      <text:p text:style-name="P28"><text:s/>*/</text:p>
      <text:p text:style-name="P37"/>
      <text:p text:style-name="P40">Quando se cria uma pasta, geralmente o arquivo .php tem o mesmo nome da pasta, que é o nome do plugin, mas também podemos usar o nome do arquivo como index.php</text:p>
      <text:p text:style-name="P40"/>
      <text:p text:style-name="P41">Atualizemos o site em Plugins <text:span text:style-name="T12">e ap</text:span><text:span text:style-name="T13">a</text:span><text:span text:style-name="T12">rece nosso terceiro plugin.</text:span></text:p>
      <text:p text:style-name="P41"/>
      <text:p text:style-name="P41"/>
      <text:h text:style-name="Heading_20_3" text:outline-level="3"><text:bookmark-start text:name="__RefHeading___Toc3668_1494537504"/><text:span text:style-name="T16">1.2 - </text:span>Alguns cuidados com a segurança do plugin<text:bookmark-end text:name="__RefHeading___Toc3668_1494537504"/></text:h>
      <text:p text:style-name="P43"/>
      <text:p text:style-name="P43">Garantir que o plugin somente seja executado através do WP e não diretamente</text:p>
      <text:p text:style-name="P43"/>
      <text:p text:style-name="P29">if ( ! defined( 'ABSPATH' ) ) {</text:p>
      <text:p text:style-name="P29"><text:tab/>exit; // Exit if accessed directly.</text:p>
      <text:p text:style-name="P29">}</text:p>
      <text:p text:style-name="P29"/>
      <text:p text:style-name="P29">ou</text:p>
      <text:p text:style-name="P29">if(!defined('ABSPATH')) die();</text:p>
      <text:p text:style-name="P29"/>
      <text:p text:style-name="P43"/>
      <text:p text:style-name="P43">Outro bom recurso é deixar o arquivo principal do plugin com o nome do plugin/pasta e dentro da pasta um index.php contendo somente:</text:p>
      <text:p text:style-name="P43"/>
      <text:p text:style-name="P43">&lt;?php</text:p>
      <text:p text:style-name="P43"># Silence is golden.</text:p>
      <text:p text:style-name="P43">Isto chama quem consegue <text:span text:style-name="T14">acessar o plugin</text:span> para o index.php <text:span text:style-name="T15">vazio</text:span> e o desvia do arquivo principal</text:p>
      <text:p text:style-name="P4"/>
      <text:p text:style-name="P1"/>
      <text:p text:style-name="P1"/>
      <text:h text:style-name="Heading_20_3" text:outline-level="3"><text:bookmark-start text:name="__RefHeading___Toc4555_3482853152"/><text:soft-page-break/><text:span text:style-name="T18">1.3 - </text:span>O que são hooks do WordPress <text:span text:style-name="T19">e codificação</text:span><text:bookmark-end text:name="__RefHeading___Toc4555_3482853152"/></text:h>
      <text:p text:style-name="P1"/>
      <text:p text:style-name="P6">Os plug-ins interagem com o código principal <text:span text:style-name="T17">do </text:span>WordPress usando hooks. Existem dois tipos diferentes de hooks no WordPress:</text:p>
      <text:p text:style-name="P1"/>
      <text:p text:style-name="P1"><text:s/>• hooks de actions – adicionar ou remover funções.</text:p>
      <text:p text:style-name="P1"><text:s/>• hooks de filters – modificam dados produzidos por funções.</text:p>
      <text:p text:style-name="P1"/>
      <text:p text:style-name="Standard">Hooks are not just for plugin developers; hooks are used extensively to provide default functionality by WordPress core itself. Other hooks are unused place holders that are simply available for you to tap into when you need to alter how WordPress works. This is what makes WordPress so flexible.</text:p>
      <text:p text:style-name="P1"/>
      <text:p text:style-name="P1">Por exemplo, todos os plugins usam hooks/ganchos para interagir com o WordPress.</text:p>
      <text:p text:style-name="P1"/>
      <text:p text:style-name="P1">Um hook é como um plugin se conecta ao código pré-existente da programação principal do WordPress. Em outras palavras, o hook é o ponto de ancoragem onde um plugin se insere para adicionar ou alterar a funcionalidade de um site.</text:p>
      <text:p text:style-name="P1"/>
      <text:p text:style-name="P1">Os hooks são uma parte importante do desenvolvimento do WordPress. Existem centenas de hooks que podem ser usados ​​como gatilhos para um plugin, e você pode até criar novos, se necessário.</text:p>
      <text:p text:style-name="P1">https://developer.wordpress.org/reference/hooks/</text:p>
      <text:p text:style-name="P1"/>
      <text:p text:style-name="P1">Mas, por enquanto, existem dois tipos de hooks que você precisa considerar ao criar seu plugin:</text:p>
      <text:p text:style-name="P1"/>
      <text:p text:style-name="P1"><text:s/>1. Actions: adicionam ou alteram a funcionalidade do WordPress e constituem a maioria dos ganchos.</text:p>
      <text:p text:style-name="P1">2. Filters: São usados ​​para modificar a funcionalidade das ações.</text:p>
      <text:p text:style-name="P1"/>
      <text:p text:style-name="Standard"><text:span text:style-name="T22">The 3 basic hooks you’ll need when creating a plugin are the </text:span><text:a xlink:type="simple" xlink:href="https://developer.wordpress.org/reference/functions/register_activation_hook/" text:style-name="Internet_20_link" text:visited-style-name="Visited_20_Internet_20_Link"><text:span text:style-name="T24">register_activation_hook()</text:span></text:a><text:span text:style-name="T22"> , the </text:span><text:a xlink:type="simple" xlink:href="https://developer.wordpress.org/reference/functions/register_deactivation_hook/" text:style-name="Internet_20_link" text:visited-style-name="Visited_20_Internet_20_Link"><text:span text:style-name="T24">register_deactivation_hook()</text:span></text:a><text:span text:style-name="T22"> , and the </text:span><text:a xlink:type="simple" xlink:href="https://developer.wordpress.org/reference/functions/register_uninstall_hook/" text:style-name="Internet_20_link" text:visited-style-name="Visited_20_Internet_20_Link"><text:span text:style-name="T24">register_uninstall_hook()</text:span></text:a><text:span text:style-name="T22"> .</text:span></text:p>
      <text:p text:style-name="P51"/>
      <text:p text:style-name="Standard"><text:span text:style-name="T22">The </text:span><text:a xlink:type="simple" xlink:href="https://developer.wordpress.org/plugins/the-basics/activation-deactivation-hooks/" text:style-name="Internet_20_link" text:visited-style-name="Visited_20_Internet_20_Link"><text:span text:style-name="T24">activation hook</text:span></text:a><text:span text:style-name="T22"> is run when you </text:span><text:span text:style-name="Emphasis"><text:span text:style-name="T22">activate</text:span></text:span><text:span text:style-name="T22"> your plugin. You would use this to provide a function to set up your plugin — for example, creating some default settings in the </text:span><text:span text:style-name="Source_20_Text"><text:span text:style-name="T23">options</text:span></text:span><text:span text:style-name="T22"> table.</text:span></text:p>
      <text:p text:style-name="P51"/>
      <text:p text:style-name="Standard"><text:span text:style-name="T22">The </text:span><text:a xlink:type="simple" xlink:href="https://developer.wordpress.org/plugins/the-basics/activation-deactivation-hooks/" text:style-name="Internet_20_link" text:visited-style-name="Visited_20_Internet_20_Link"><text:span text:style-name="T24">deactivation hook</text:span></text:a><text:span text:style-name="T22"> is run when you </text:span><text:span text:style-name="Emphasis"><text:span text:style-name="T22">deactivate</text:span></text:span><text:span text:style-name="T22"> your plugin. You would use this to provide a function that clears any temporary data stored by your plugin.</text:span></text:p>
      <text:p text:style-name="Standard"><text:span text:style-name="T22">These </text:span><text:a xlink:type="simple" xlink:href="https://developer.wordpress.org/plugins/the-basics/uninstall-methods/" text:style-name="Internet_20_link" text:visited-style-name="Visited_20_Internet_20_Link"><text:span text:style-name="T24">uninstall methods</text:span></text:a><text:span text:style-name="T22"> are used to clean up after your plugin is </text:span><text:span text:style-name="Emphasis"><text:span text:style-name="T22">deleted</text:span></text:span><text:span text:style-name="T22"> using the WordPress Admin. You would use this to delete all data created by your plugin, such as any options that were added to the </text:span><text:span text:style-name="Source_20_Text"><text:span text:style-name="T23">options</text:span></text:span><text:span text:style-name="T22"> table.</text:span></text:p>
      <text:p text:style-name="Standard"/>
      <text:p text:style-name="P55">Adding Hooks</text:p>
      <text:p text:style-name="Standard"/>
      <text:p text:style-name="P55">You can add your own, custom hooks with do_action() , which will enable developers to extend your plugin by passing functions through your hooks.</text:p>
      <text:p text:style-name="Standard"/>
      <text:p text:style-name="P55">Removing Hooks</text:p>
      <text:p text:style-name="Standard"/>
      <text:p text:style-name="P55">You can also use invoke remove_action() to remove a function that was defined earlier. For example, if your plugin is an add-on to another plugin, you can use remove_action() with the same function callback that was added by the previous plugin with add_action() . The priority of actions is important in these situations, as remove_action() would need to run after the initial add_action() .</text:p>
      <text:p text:style-name="P1"><text:s/></text:p>
      <text:p text:style-name="P1"><text:soft-page-break/>How WordPress Loads Plugins</text:p>
      <text:p text:style-name="P1"/>
      <text:p text:style-name="P1">When WordPress loads the list of installed plugins on the Plugins page of the WordPress Admin, it searches through the plugins folder (and its sub-folders) to find PHP files with WordPress plugin header comments.</text:p>
      <text:p text:style-name="P1"/>
      <text:p text:style-name="P1">Para codificar seu plugin, você precisará se familiarizar com os hooks e como eles funcionam. Felizmente, o Plugin Handbook do WordPress pode ajudá-lo a começar.</text:p>
      <text:p text:style-name="P1"/>
      <text:p text:style-name="P1">Para este guia, usaremos o seguinte código (fonte) como exemplo:</text:p>
      <text:p text:style-name="P1"/>
      <text:p text:style-name="P1">function modify_read_more_link() {</text:p>
      <text:p text:style-name="P1"><text:s text:c="4"/>return '&lt;a class="more-link" href="' . get_permalink() . '"&gt;Clique para ler!&lt;/a&gt;';</text:p>
      <text:p text:style-name="P1">}</text:p>
      <text:p text:style-name="P1">add_filter( 'the_content_more_link', 'modify_read_more_link' );</text:p>
      <text:p text:style-name="P1"/>
      <text:p text:style-name="P1">Como você pode ver, este código usa um filtro para modificar o link padrão “Leia mais”, substituindo-o por um valor diferente: “Clique para ler!”</text:p>
      <text:p text:style-name="P1"/>
      <text:p text:style-name="P1">Observe também que o código do plugin de exemplo acima funciona apenas para sites que utilizam temas clássicos. Se você usa o editor de site integrado ao WordPress – que está no software principal há vários anos – para criar o layout do seu site usando blocos, o código acima não fará muito por você.</text:p>
      <text:p text:style-name="P1"/>
      <text:p text:style-name="P1"/>
      <text:p text:style-name="P1">Save this example as a PHP file and upload it to the plugins folder.</text:p>
      <text:p text:style-name="P1"/>
      <text:p text:style-name="P1">&lt;?php</text:p>
      <text:p text:style-name="P1">/*</text:p>
      <text:p text:style-name="P1">Plugin Name: Add Text To Footer</text:p>
      <text:p text:style-name="P1">*/</text:p>
      <text:p text:style-name="P1">// Hook the 'wp_footer' action hook, add the function named 'mfp_Add_Text' to it</text:p>
      <text:p text:style-name="P1">add_action("wp_footer", "mfp_Add_Text");</text:p>
      <text:p text:style-name="P1">// Define 'mfp_Add_Text'</text:p>
      <text:p text:style-name="P1">function mfp_Add_Text()</text:p>
      <text:p text:style-name="P1">{</text:p>
      <text:p text:style-name="P1"><text:tab/>echo "&lt;p style='color: black;'&gt;After the footer is loaded, my text is added!&lt;/p&gt;";</text:p>
      <text:p text:style-name="P1">}</text:p>
      <text:p text:style-name="P1"/>
      <text:p text:style-name="P1">https://wordpress.org/plugins/hello-dolly/</text:p>
      <text:p text:style-name="P1"/>
      <text:p text:style-name="P1">function my_greeting() {</text:p>
      <text:p text:style-name="P1"><text:s text:c="4"/>echo 'Welcome to my website!';</text:p>
      <text:p text:style-name="P1">}</text:p>
      <text:p text:style-name="P1">add_action('the_content', 'my_greeting');</text:p>
      <text:p text:style-name="P1"/>
      <text:p text:style-name="P1">function add_welcome_message() {</text:p>
      <text:p text:style-name="P1"><text:s text:c="4"/>echo 'Welcome to my blog!';</text:p>
      <text:p text:style-name="P1">}</text:p>
      <text:p text:style-name="P1">add_action('wp_head', 'add_welcome_message');</text:p>
      <text:p text:style-name="P1"/>
      <text:p text:style-name="P1">function add_signature($content) {</text:p>
      <text:p text:style-name="P1"><text:soft-page-break/><text:s text:c="4"/>$signature = '&lt;p&gt;Thanks for reading! - Your Name&lt;/p&gt;';</text:p>
      <text:p text:style-name="P1"><text:s text:c="4"/>return $content . $signature;</text:p>
      <text:p text:style-name="P1">}</text:p>
      <text:p text:style-name="P1">add_filter('the_content', 'add_signature');</text:p>
      <text:p text:style-name="P1"/>
      <text:p text:style-name="P1">add_action( 'the_content', 'test_example_text' );</text:p>
      <text:p text:style-name="P1"/>
      <text:p text:style-name="P1">function test_example_text ( $content ) {</text:p>
      <text:p text:style-name="P1">return $content .= '&amp;lt;p&amp;gt;This is my first plugin!&amp;lt;/p&amp;gt;';</text:p>
      <text:p text:style-name="P1">}</text:p>
      <text:p text:style-name="P1"/>
      <text:p text:style-name="P1">function recipe_custom_post_type() {</text:p>
      <text:p text:style-name="P1">register_post_type( 'recipe', array( 'public' =&amp;gt; true, 'label' =&amp;gt; 'Recipes' ) );</text:p>
      <text:p text:style-name="P1">}</text:p>
      <text:p text:style-name="P1">add_action( 'init', 'recipe_custom_post_type' );</text:p>
      <text:p text:style-name="P1"/>
      <text:p text:style-name="P1">if( !function_exists("extra_post_info") ) {</text:p>
      <text:p text:style-name="P1"><text:s text:c="4"/>function extra_post_info($content) <text:s text:c="2"/>{</text:p>
      <text:p text:style-name="P1"><text:s text:c="9"/>$extra_info = "EXTRA INFO";</text:p>
      <text:p text:style-name="P1"><text:s text:c="14"/>return $content . $extra_info;</text:p>
      <text:p text:style-name="P1"><text:s text:c="4"/>}</text:p>
      <text:p text:style-name="P1"><text:s text:c="4"/>add_filter('the_content', 'extra_post_info');</text:p>
      <text:p text:style-name="P1">}</text:p>
      <text:p text:style-name="P1"/>
      <text:p text:style-name="P1"/>
      <text:p text:style-name="P11">Boas Práticas e Dicas ao Criar Plugins Personalizados</text:p>
      <text:p text:style-name="P1"/>
      <text:p text:style-name="P1">Como seu site precisa evoluir continuamente, você precisará revisitar o código dos seus plugins para implementar novidades e corrigir falhas de segurança.</text:p>
      <text:p text:style-name="P1"/>
      <text:p text:style-name="P1">Com isso em mente, é uma boa ideia seguir algumas boas práticas no desenvolvimento de plugins desde o início. Com isso, você facilitará todo o processo para você mesmo e para quaisquer desenvolvedores que venham a trabalhar no seu plugin futuramente.</text:p>
      <text:p text:style-name="P1"/>
      <text:p text:style-name="P1">Além disso, você pode dar uma olhada nos melhores plugins WordPress para ter um pouco de inspiração. Analise seus códigos-fonte, como eles organizam suas pastas e outras práticas que você pode aplicar ao criar os seus próprios plugins.</text:p>
      <text:p text:style-name="P1"/>
      <text:p text:style-name="P1">Aqui estão algumas dicas de escrita de código e desenvolvimento de plugins que poderão te ajudar na criação do seu primeiro plugin WordPress:</text:p>
      <text:p text:style-name="P1"/>
      <text:p text:style-name="P1"><text:s text:c="4"/>• Desenvolva e teste seus plugins num ambiente de teste. Desta forma, você não corre o risco de quebrar o seu site no caso de algum código problemático. </text:p>
      <text:p text:style-name="P1"><text:s text:c="4"/>• Crie uma estrutura de pastas lógica. Crie subpastas para cada funcionalidade e divida o código em diferentes arquivos, com base em seu propósito ou na linguagem de programação escolhida, para evitar bagunça. </text:p>
      <text:p text:style-name="P1"><text:s text:c="4"/>• Nomeie cada arquivo, pasta e elemento com cuidado. Use prefixos únicos, para que eles não entrem em conflito com os nomes de arquivos de outros plugins ou do próprio WordPress. </text:p>
      <text:p text:style-name="P1"><text:s text:c="4"/>• Adicione comentários para explicar cada função. Isso permite que outros desenvolvedores entendam seu código ao atualizá-lo ou corrigir seus bugs. </text:p>
      <text:p text:style-name="P1"><text:s text:c="4"/>• Crie uma documentação. Essa prática é particularmente vantajosa caso você crie plugins com funcionalidades complexas para muitos usuários. </text:p>
      <text:p text:style-name="P1"><text:soft-page-break/><text:s text:c="4"/>• Use um software de controle de versão para acompanhar as mudanças feitas no seu código. Saber quem adicionou ou modificou cada código ajuda a previnir conflitos entre atualizações e reduzir o número de bugs. </text:p>
      <text:p text:style-name="P1"><text:s text:c="4"/>• Use o Codex do WordPress como referência para seguir padrões de código específicos de cada linguagem. Certifique-se de seguir os padrões ao colaborar num projeto. </text:p>
      <text:p text:style-name="P1"><text:s text:c="4"/>• Ative o WP_DEBUG ou use uma ferramenta de debugging ao desenvolver plugins. Isso facilitará a detecção de bugs, acelerando o desenvolvimento como um todo. </text:p>
      <text:p text:style-name="P1"><text:s text:c="4"/></text:p>
      <text:p text:style-name="P1"><text:a xlink:type="simple" xlink:href="https://wordpress.org/plugins/" text:style-name="Internet_20_link" text:visited-style-name="Visited_20_Internet_20_Link">https://wordpress.org/plugins/</text:a> </text:p>
      <text:p text:style-name="P1"/>
      <text:p text:style-name="P1">In WordPress plugin development, you can save data in a Database easily, but be careful</text:p>
      <text:p text:style-name="P1"/>
      <text:p text:style-name="P1">WordPress provides a global object named $wpdb, you can always call this object and use it by writing global $wpdb; code in your function. Something like this:</text:p>
      <text:p text:style-name="P1"/>
      <text:p text:style-name="P1">&lt;?php</text:p>
      <text:p text:style-name="P1">function insertDataToDatabase(){</text:p>
      <text:p text:style-name="P1"><text:s text:c="2"/>global $wpdb;</text:p>
      <text:p text:style-name="P1"><text:s text:c="2"/>$table_name = $wpdb-&gt;prefix . "custom_table";</text:p>
      <text:p text:style-name="P1"><text:s text:c="2"/>$wpdb-&gt;insert($table_name, array('name' =&gt; "Test", 'email' =&gt; "test@test.com") ); </text:p>
      <text:p text:style-name="P1">}</text:p>
      <text:p text:style-name="P1"/>
      <text:p text:style-name="P1"/>
      <text:p text:style-name="P1">$wpdb object contains all of the database functions that you need.</text:p>
      <text:p text:style-name="P1">in the above code, we used insert() function of $wpdb object to insert our data to custom_table table in the database.</text:p>
      <text:p text:style-name="P1"/>
      <text:p text:style-name="P1">You should be careful when working with a database, especially when saving user inputs.</text:p>
      <text:p text:style-name="P1">Remember this: never trust the user’s input.</text:p>
      <text:p text:style-name="P1"/>
      <text:p text:style-name="P1">Add submenu section</text:p>
      <text:p text:style-name="P1"/>
      <text:p text:style-name="P1">function crunchify_add_menu() {</text:p>
      <text:p text:style-name="P1"><text:tab/>add_submenu_page("options-general.php", "Crunchify Plugin", "Crunchify Plugin", "manage_options", "crunchify-hello-world", "crunchify_hello_world_page");</text:p>
      <text:p text:style-name="P1">}</text:p>
      <text:p text:style-name="P1">add_action("admin_menu", "crunchify_add_menu");</text:p>
      <text:p text:style-name="P1"/>
      <text:p text:style-name="P1">We are using add_action WordPress hook to add submenu for our plugin.</text:p>
      <text:p text:style-name="P48"><text:bookmark-start text:name="__RefHeading___Toc10611_2761404969"/><text:bookmark-end text:name="__RefHeading___Toc10611_2761404969"/></text:p>
      <text:p text:style-name="P15"/>
      <text:p text:style-name="P15">mkdir plugins/cadastro_de_cliente</text:p>
      <text:p text:style-name="P15"/>
      <text:p text:style-name="P15">Todo plugin fica na pasta</text:p>
      <text:p text:style-name="P15"/>
      <text:p text:style-name="P15">wp-content/plugins</text:p>
      <text:p text:style-name="P15"/>
      <text:p text:style-name="P15">Cada plugin deve ter sua pasta</text:p>
      <text:p text:style-name="P15"/>
      <text:p text:style-name="P15">Cada plugin deve ter no mínimo os arquivos</text:p>
      <text:p text:style-name="P15">index.php</text:p>
      <text:p text:style-name="P15">style.css</text:p>
      <text:p text:style-name="P15"><text:soft-page-break/>E no index.php obrigatoriamente deve ter o cabeçalho com dados sobre o plugin, no mínimo o Plugin Name</text:p>
      <text:p text:style-name="P15"/>
      <text:p text:style-name="P15">&lt;?php</text:p>
      <text:p text:style-name="P15"/>
      <text:p text:style-name="P15">/**</text:p>
      <text:p text:style-name="P15"><text:s/>* Plugin Name: Nome do plugin</text:p>
      <text:p text:style-name="P15"><text:s/>* Test Domain: cadastro_de_cliente</text:p>
      <text:p text:style-name="P15"><text:s/>*/</text:p>
      <text:p text:style-name="P15"/>
      <text:p text:style-name="P15">// Evitar que plugin seja acessado pela URL</text:p>
      <text:p text:style-name="P15">if(!function_exists('add_action')){</text:p>
      <text:p text:style-name="P15"><text:tab/>echo __('O plugin não pode ser passado diretamente', 'cadastro_de_cliente');</text:p>
      <text:p text:style-name="P15"><text:tab/>exit;</text:p>
      <text:p text:style-name="P15">}</text:p>
      <text:p text:style-name="P15"/>
      <text:p text:style-name="P15">// setup</text:p>
      <text:p text:style-name="P15"/>
      <text:p text:style-name="P15">// hooks</text:p>
      <text:p text:style-name="P15">register_activation_hook(__FILE__, 'dc_activate');</text:p>
      <text:p text:style-name="P15"/>
      <text:p text:style-name="P15">// includes</text:p>
      <text:p text:style-name="P15">include('includes/activate.php');</text:p>
      <text:p text:style-name="P15">// shorcodes</text:p>
      <text:p text:style-name="P15"/>
      <text:p text:style-name="P15">mkdir plugins/cadastro_de_cliente/includes</text:p>
      <text:p text:style-name="P15"/>
      <text:p text:style-name="P15">nano plugins/cadastro_de_cliente/includes/activate.php</text:p>
      <text:p text:style-name="P15"/>
      <text:p text:style-name="P15">&lt;?php</text:p>
      <text:p text:style-name="P15">function dc_activate(){</text:p>
      <text:p text:style-name="P15"><text:tab/>if(version_compare(get_bloginfo('version'), '4.5', '&lt;')){</text:p>
      <text:p text:style-name="P15"><text:tab/><text:tab/>wp_dir(__('Precisa atualizar o Wordpress para usar este plugin', 'cadastro_de_cliente'));</text:p>
      <text:p text:style-name="P15"><text:tab/>}</text:p>
      <text:p text:style-name="P15">}</text:p>
      <text:p text:style-name="P15"/>
      <text:p text:style-name="P15"/>
      <text:p text:style-name="P8">Exemplos de funções para plugins:</text:p>
      <text:p text:style-name="P15"/>
      <text:p text:style-name="P15">function modify_read_more_link() {</text:p>
      <text:p text:style-name="P15"><text:s text:c="4"/>return '&lt;a class="more-link" href="' . get_permalink() . '"&gt;Clique para ler!&lt;/a&gt;';</text:p>
      <text:p text:style-name="P15">}</text:p>
      <text:p text:style-name="P15">add_filter( 'the_content_more_link', 'modify_read_more_link' );</text:p>
      <text:p text:style-name="P15"/>
      <text:p text:style-name="P15">Observe também que o código do plugin de exemplo acima funciona apenas para sites que utilizam temas clássicos. Se você usa o editor de site integrado ao WordPress – que está no software principal há vários anos – para criar o layout do seu site usando blocos, o código acima não fará muito por você.</text:p>
      <text:p text:style-name="P15"/>
      <text:p text:style-name="P15">add_action("wp_footer", "mfp_Add_Text");</text:p>
      <text:p text:style-name="P15">// Define 'mfp_Add_Text'</text:p>
      <text:p text:style-name="P15"><text:soft-page-break/>function mfp_Add_Text()</text:p>
      <text:p text:style-name="P15">{</text:p>
      <text:p text:style-name="P15"><text:tab/>echo "&lt;p style='color: black;'&gt;After the footer is loaded, my text is added!&lt;/p&gt;";</text:p>
      <text:p text:style-name="P15">}</text:p>
      <text:p text:style-name="P15"/>
      <text:p text:style-name="P15">function my_greeting() {</text:p>
      <text:p text:style-name="P15"><text:s text:c="4"/>echo 'Welcome to my website!';</text:p>
      <text:p text:style-name="P15">}</text:p>
      <text:p text:style-name="P15">add_action('the_content', 'my_greeting');</text:p>
      <text:p text:style-name="P15"/>
      <text:p text:style-name="P15">function add_welcome_message() {</text:p>
      <text:p text:style-name="P15"><text:s text:c="4"/>echo 'Welcome to my blog!';</text:p>
      <text:p text:style-name="P15">}</text:p>
      <text:p text:style-name="P15">add_action('wp_head', 'add_welcome_message');</text:p>
      <text:p text:style-name="P15"/>
      <text:p text:style-name="P15">function add_signature($content) {</text:p>
      <text:p text:style-name="P15"><text:s text:c="4"/>$signature = '&lt;p&gt;Thanks for reading! - Your Name&lt;/p&gt;';</text:p>
      <text:p text:style-name="P15"><text:s text:c="4"/>return $content . $signature;</text:p>
      <text:p text:style-name="P15">}</text:p>
      <text:p text:style-name="P15">add_filter('the_content', 'add_signature');</text:p>
      <text:p text:style-name="P15"/>
      <text:p text:style-name="P15">add_action( 'the_content', 'test_example_text' );</text:p>
      <text:p text:style-name="P15"/>
      <text:p text:style-name="P15">function test_example_text ( $content ) {</text:p>
      <text:p text:style-name="P15">return $content .= '&amp;lt;p&amp;gt;This is my first plugin!&amp;lt;/p&amp;gt;';</text:p>
      <text:p text:style-name="P15">}</text:p>
      <text:p text:style-name="P15"/>
      <text:p text:style-name="P15">function recipe_custom_post_type() {</text:p>
      <text:p text:style-name="P15">register_post_type( 'recipe', array( 'public' =&amp;gt; true, 'label' =&amp;gt; 'Recipes' ) );</text:p>
      <text:p text:style-name="P15">}</text:p>
      <text:p text:style-name="P15">add_action( 'init', 'recipe_custom_post_type' );</text:p>
      <text:p text:style-name="P15"/>
      <text:p text:style-name="P15">if( !function_exists("extra_post_info") ) {</text:p>
      <text:p text:style-name="P15"><text:s text:c="4"/>function extra_post_info($content) <text:s text:c="2"/>{</text:p>
      <text:p text:style-name="P15"><text:s text:c="9"/>$extra_info = "EXTRA INFO";</text:p>
      <text:p text:style-name="P15"><text:s text:c="14"/>return $content . $extra_info;</text:p>
      <text:p text:style-name="P15"><text:s text:c="4"/>}</text:p>
      <text:p text:style-name="P15"><text:s text:c="4"/>add_filter('the_content', 'extra_post_info');</text:p>
      <text:p text:style-name="P15">}</text:p>
      <text:p text:style-name="P15"/>
      <text:p text:style-name="P8">Acessando banco de dados</text:p>
      <text:p text:style-name="P15"/>
      <text:p text:style-name="P15">In WordPress plugin development, you can save data in a Database easily, but be careful</text:p>
      <text:p text:style-name="P15">WordPress provides a global object named $wpdb, you can always call this object and use it by writing global $wpdb; code in your function. Something like this:</text:p>
      <text:p text:style-name="P15"/>
      <text:p text:style-name="P15">&lt;?php</text:p>
      <text:p text:style-name="P15">function insertDataToDatabase(){</text:p>
      <text:p text:style-name="P15"><text:s text:c="2"/>global $wpdb;</text:p>
      <text:p text:style-name="P15"><text:s text:c="2"/>$table_name = $wpdb-&gt;prefix . "custom_table";</text:p>
      <text:p text:style-name="P15"><text:s text:c="2"/>$wpdb-&gt;insert($table_name, array('name' =&gt; "Test", 'email' =&gt; "test@test.com") ); </text:p>
      <text:p text:style-name="P15">}</text:p>
      <text:p text:style-name="P15"><text:soft-page-break/>$wpdb object contains all of the database functions that you need.</text:p>
      <text:p text:style-name="P15">in the above code, we used insert() function of $wpdb object to insert our data to custom_table table in the database.</text:p>
      <text:p text:style-name="P15"/>
      <text:p text:style-name="P15">You should be careful when working with a database, especially when saving user inputs.</text:p>
      <text:p text:style-name="P15">Remember this: never trust the user’s input.</text:p>
      <text:p text:style-name="P15"/>
      <text:p text:style-name="P15">Add submenu section</text:p>
      <text:p text:style-name="P15"/>
      <text:p text:style-name="P15">function crunchify_add_menu() {</text:p>
      <text:p text:style-name="P15"><text:tab/>add_submenu_page("options-general.php", "Crunchify Plugin", "Crunchify Plugin", "manage_options", "crunchify-hello-world", "crunchify_hello_world_page");</text:p>
      <text:p text:style-name="P15">}</text:p>
      <text:p text:style-name="P15">add_action("admin_menu", "crunchify_add_menu");</text:p>
      <text:p text:style-name="P15"/>
      <text:p text:style-name="P15">We are using add_action WordPress hook to add submenu for our plugin.</text:p>
      <text:p text:style-name="P15"/>
      <text:p text:style-name="P16"/>
      <text:p text:style-name="P15"/>
      <text:p text:style-name="P7">admin-header.php</text:p>
      <text:p text:style-name="P15"/>
      <text:p text:style-name="P15">O WP tem um arquivo</text:p>
      <text:p text:style-name="P15"/>
      <text:p text:style-name="P15">wp-admin/admin-header.php</text:p>
      <text:p text:style-name="P15"/>
      <text:p text:style-name="P15">Se adicionarmos uma mensagem ao final dele ela aparecerá no painel</text:p>
      <text:p text:style-name="P15"/>
      <text:p text:style-name="P15">Adicionar ao final</text:p>
      <text:p text:style-name="P15"/>
      <text:p text:style-name="P15">...</text:p>
      <text:p text:style-name="P15">print '&lt;center&gt;&lt;h3&gt;Como vai Ecoviver&lt;/h3&gt;&lt;/center&gt;';</text:p>
      <text:p text:style-name="P15"/>
      <text:p text:style-name="P15">Mas quando o WP for atualizado ele apagará nossa mensagem.</text:p>
      <text:p text:style-name="P15"/>
      <text:p text:style-name="P15">Podemos criar um pequeno plugin com uma pequena função que force o WP a chamar nossa mensagem</text:p>
      <text:p text:style-name="P15"/>
      <text:p text:style-name="P15">nano wp-content/plugins/plg_msg.php contendo</text:p>
      <text:p text:style-name="P15"/>
      <text:p text:style-name="P15">&lt;?php</text:p>
      <text:p text:style-name="P15">/**</text:p>
      <text:p text:style-name="P15"><text:s/>* Plugin name: Mensagem</text:p>
      <text:p text:style-name="P15"><text:s/>*/</text:p>
      <text:p text:style-name="P15"><text:s/></text:p>
      <text:p text:style-name="P15">define( 'ABSPATH' ) !! exit;</text:p>
      <text:p text:style-name="P15"/>
      <text:p text:style-name="P15">function msg(){</text:p>
      <text:p text:style-name="P15"><text:tab/>print '&lt;center&gt;&lt;h3&gt;Como vai Ecoviver&lt;/h3&gt;&lt;/center&gt;';</text:p>
      <text:p text:style-name="P15">}</text:p>
      <text:p text:style-name="P15">// actions</text:p>
      <text:p text:style-name="P15">add_action('all_admin_notices', 'msg');</text:p>
      <text:p text:style-name="P15"/>
      <text:p text:style-name="P15"><text:soft-page-break/>/* Add a paragraph only to Pages. */</text:p>
      <text:p text:style-name="P15">function my_added_page_content ( $content ) {</text:p>
      <text:p text:style-name="P15"><text:s text:c="4"/>if ( is_page() ) {</text:p>
      <text:p text:style-name="P15"><text:s text:c="8"/>return $content . '&lt;p&gt;Your content added to all pages (not posts).&lt;/p&gt;';</text:p>
      <text:p text:style-name="P15"><text:s text:c="3"/>}</text:p>
      <text:p text:style-name="P15"><text:s text:c="7"/></text:p>
      <text:p text:style-name="P15"><text:s text:c="4"/>return $content;</text:p>
      <text:p text:style-name="P15">}</text:p>
      <text:p text:style-name="P15">add_filter( 'the_content', 'my_added_page_content');</text:p>
      <text:p text:style-name="P15"/>
      <text:p text:style-name="P15">Filtros retornam algo</text:p>
      <text:p text:style-name="P15">Actions somente executam</text:p>
      <text:p text:style-name="P15"/>
      <text:p text:style-name="P8">Pega os últimos 15 posts de uma categoria qualquer.</text:p>
      <text:p text:style-name="P15"/>
      <text:p text:style-name="P15">&lt;?php</text:p>
      <text:p text:style-name="P15">query_posts('category_name=categoria_qualquer&amp;posts_per_page=15'); ?&gt;</text:p>
      <text:p text:style-name="P15"/>
      <text:p text:style-name="P15">&lt;?php while (have_posts()) : the_post(); ?&gt;</text:p>
      <text:p text:style-name="P15">&lt;!-- Faz coisas com a “categoria_qualquer”. --&gt;</text:p>
      <text:p text:style-name="P15">&lt;?php endwhile;?&gt;</text:p>
      <text:p text:style-name="P15"/>
      <text:p text:style-name="P20"/>
      <text:p text:style-name="P18"/>
      <text:p text:style-name="P17"><text:a xlink:type="simple" xlink:href="https://www.youtube.com/watch?v=pDvXHS0ongY" text:style-name="Internet_20_link" text:visited-style-name="Visited_20_Internet_20_Link">https://www.youtube.com/watch?v=pDvXHS0ongY</text:a> </text:p>
      <text:p text:style-name="P17"><text:a xlink:type="simple" xlink:href="https://www.youtube.com/playlist?list=PLYW_GTMrtrwxVDL2Ygxo-WoQgOkgKFGA3" text:style-name="Internet_20_link" text:visited-style-name="Visited_20_Internet_20_Link"/></text:p>
      <text:p text:style-name="P17"><text:a xlink:type="simple" xlink:href="https://www.youtube.com/playlist?list=PLYW_GTMrtrwxVDL2Ygxo-WoQgOkgKFGA3" text:style-name="Internet_20_link" text:visited-style-name="Visited_20_Internet_20_Link">https://www.youtube.com/playlist?list=PLYW_GTMrtrwxVDL2Ygxo-WoQgOkgKFGA3</text:a> </text:p>
      <text:p text:style-name="P17"/>
      <text:p text:style-name="P19"><text:a xlink:type="simple" xlink:href="https://developer.wordpress.org/plugins/" text:style-name="Internet_20_link" text:visited-style-name="Visited_20_Internet_20_Link">https://developer.wordpress.org/plugins/</text:a> </text:p>
      <text:p text:style-name="P19"/>
      <text:p text:style-name="P19"><text:a xlink:type="simple" xlink:href="https://codex.wordpress.org/WordPress_Coding_Standards" text:style-name="Internet_20_link" text:visited-style-name="Visited_20_Internet_20_Link">https://codex.wordpress.org/WordPress_Coding_Standards</text:a> </text:p>
      <text:p text:style-name="P19"/>
      <text:p text:style-name="P19"><text:a xlink:type="simple" xlink:href="https://developer.wordpress.org/reference/hooks/" text:style-name="Internet_20_link" text:visited-style-name="Visited_20_Internet_20_Link">https://developer.wordpress.org/reference/hooks/</text:a></text:p>
      <text:p text:style-name="P19"><text:tab/></text:p>
      <text:h text:style-name="P54" text:outline-level="2"><text:bookmark-start text:name="__RefHeading___Toc4557_3482853152"/><text:span text:style-name="T20">2 – </text:span>Templates<text:bookmark-end text:name="__RefHeading___Toc4557_3482853152"/></text:h>
      <text:p text:style-name="Text_20_body"/>
      <text:p text:style-name="P50"><text:span text:style-name="T21">Os temas definem o layout e design dos sites WordPress. </text:span><text:a xlink:type="simple" xlink:href="https://www.hostinger.com.br/tutoriais/diferenca-entre-html-e-html5" text:style-name="Internet_20_link" text:visited-style-name="Visited_20_Internet_20_Link"><text:span text:style-name="T21">HTML5</text:span></text:a><text:span text:style-name="T21">, CSS3, e o princípio do design responsivo são muito importante para websites mais modernos. Os temas fazem uso de variadas funções principais do WordPress, então o conhecimento básico de PHP é altamente recomendado.</text:span></text:p>
      <text:p text:style-name="P50">Fundamentalmente, o sistema de temas WordPress é uma forma de "skin" do seu weblog. No entanto, é mais do que apenas uma "skin". Sem skin, implica que só o design de seu siteé alterado. Temas WordPress podem oferecer muito mais controle sobre a aparência e a apresentação do material em seu site.</text:p>
      <text:p text:style-name="P50">Os temas WordPress são uma coleção de arquivos que trabalham juntos para produzir uma interface gráfica com um design subjacente e unificador para um weblog. Estes arquivos são chamados arquivos de modelo (template files). Um tema modifica a maneira como o site é exibido, sem modificar o software subjacente e os dados que ele gerencia. Os temas podem incluir arquivos de modelos personalizados, arquivos de imagem (*.jpg, *.gif),</text:p>
      <text:p text:style-name="P50">folhas de estilos (*.css), páginas personalizadas, bem como de quaisquer arquivos de código necessário (*.php).</text:p>
      <text:p text:style-name="P50">Os temas são um jogo totalmente novo. Vamos dizer que você escreve muito sobre o futebol e música. Através do uso inovador do Loop WordPress e arquivos de modelo, você pode personalizar suas postagens de forma diferente, de acordo com a categoria de tais postagens.</text:p>
      <text:p text:style-name="P50">Assim, suas postagens sobre futebol podem aparecer num fundo verde, e as postagens sobre música num fundo branco, por exemplo.</text:p>
      <text:p text:style-name="P50">Com este poderoso controle sobre como diferentes páginas e categorias aparecem em seu site, você só estpa limitado pela sua imaginação.</text:p>
      <text:h text:style-name="Heading_20_3" text:outline-level="3"><text:bookmark-start text:name="__RefHeading___Toc1287_3180085968"/><text:span text:style-name="T25">2.1 - </text:span>Arquivos de um tema<text:bookmark-end text:name="__RefHeading___Toc1287_3180085968"/></text:h>
      <text:p text:style-name="Standard"/>
      <text:p text:style-name="Standard">Seção obrigatória no arquivo style.css:</text:p>
      <text:p text:style-name="Standard"/>
      <text:p text:style-name="Standard">/*</text:p>
      <text:p text:style-name="Standard">Theme Name: Rose</text:p>
      <text:p text:style-name="Standard">Theme URI: the-theme's-homepage</text:p>
      <text:p text:style-name="Standard">Description: a-brief-description</text:p>
      <text:p text:style-name="Standard">Author: your-name</text:p>
      <text:p text:style-name="Standard">Author URI: your-URI</text:p>
      <text:p text:style-name="Standard">Template: use-this-to-define-a-parent-theme--optional</text:p>
      <text:p text:style-name="Standard">Version: a-number--optional</text:p>
      <text:p text:style-name="Standard">...</text:p>
      <text:p text:style-name="Standard">General comments/License Statement if any.</text:p>
      <text:p text:style-name="Standard">...</text:p>
      <text:p text:style-name="Standard">*/</text:p>
      <text:p text:style-name="Standard"/>
      <text:p text:style-name="Standard"/>
      <text:p text:style-name="P61">De maneira bem minimalista, um tema é composto de 2 arquivos básicos e obrigatórios.</text:p>
      <text:p text:style-name="Standard"/>
      <text:p text:style-name="Standard">• style.css</text:p>
      <text:p text:style-name="Standard">• index.php</text:p>
      <text:p text:style-name="Standard"/>
      <text:p text:style-name="P56">A idéia geral</text:p>
      <text:p text:style-name="Standard"/>
      <text:p text:style-name="Standard">O WordPress utiliza o Query String - Informações contidas no interior de cada link em seu site - para decidir qual o modelo ou conjunto de modelos serão utilizados para exibir a página.</text:p>
      <text:p text:style-name="Standard"/>
      <text:p text:style-name="Standard">Primeiro, o WordPress partidas cadeia de consulta para todos os tipos de consulta - ou seja, ele decide que tipo de página (uma página de busca, uma página da categoria, a home page, etc) está sendo solicitado.</text:p>
      <text:p text:style-name="Standard"/>
      <text:p text:style-name="P62">Os templates são então escolhidos - e o conteúdo da página web é gerada - na ordem sugerida pela hierarquia Template WordPress, dependendo do que templates estão disponíveis num determinado templates WordPress.</text:p>
      <text:p text:style-name="Standard"/>
      <text:p text:style-name="Standard">Os arquivos são estes:</text:p>
      <text:p text:style-name="Standard"/>
      <text:p text:style-name="Standard">style.css: Folha de estilo do tema. É obrigatória e deve conter todos os estilos ou chamadas de outras folhas de estilo para o tema.</text:p>
      <text:p text:style-name="Standard">• category.php: Listagem de posts de uma categoria.</text:p>
      <text:p text:style-name="Standard">• tag.php: Listagem de posts de um tag.</text:p>
      <text:p text:style-name="Standard">• taxonomy.php: Listagem de uma taxonomia qualquer.</text:p>
      <text:p text:style-name="Standard">• index.php: O template principal. É usado para exibir qualquer conteúdo quando um template específico não for encontrado.</text:p>
      <text:p text:style-name="Standard">• author.php: Listagem de posts de um autor.</text:p>
      <text:p text:style-name="Standard">• comments.php: Listagem de comentários logo abaixo dos posts.</text:p>
      <text:p text:style-name="Standard">• date.php: Listagem de um intervalo de data (ano, mês, dia).</text:p>
      <text:p text:style-name="Standard">• comments-popup.php: Lista de popups em uma nova janela aberta via Javascript.</text:p>
      <text:p text:style-name="Standard">• archive.php: Usado de maneira generalista para category.php,</text:p>
      <text:p text:style-name="Standard">• home.php: A capa do site.</text:p>
      <text:p text:style-name="Standard">• search.php: Resultados de uma busca.</text:p>
      <text:p text:style-name="Standard">• single.php: Um post sozinho.</text:p>
      <text:p text:style-name="Standard">• 404.php: Página de erro para conteúdo não encontrado.</text:p>
      <text:p text:style-name="Standard">• page.php: Uma página.</text:p>
      <text:p text:style-name="Standard">author.php, e date.php.</text:p>
      <text:p text:style-name="Standard"/>
      <text:p text:style-name="Standard">Todos estes arquivos são usados para substituir o index.php quando encontrados de acordo com os tags condicionais. Você pode tornar estes arquivos ainda mais específicos variando suas derivações de nome, ou mesmo alterando seu código com expressões que usam os mesmos tags condicionais.</text:p>
      <text:p text:style-name="Standard"/>
      <text:p text:style-name="Standard"/>
      <text:p text:style-name="P2"/>
      <text:h text:style-name="Heading_20_2" text:outline-level="2"><text:bookmark-start text:name="__RefHeading___Toc4559_3482853152"/><text:span text:style-name="T20">3 - </text:span>Widgets<text:bookmark-end text:name="__RefHeading___Toc4559_3482853152"/></text:h>
      <text:p text:style-name="P1"/>
      <text:p text:style-name="P1"/>
      <text:h text:style-name="P54" text:outline-level="2"><text:bookmark-start text:name="__RefHeading___Toc4561_3482853152"/>4 – Ferramentas<text:bookmark-end text:name="__RefHeading___Toc4561_3482853152"/></text:h>
      <text:p text:style-name="P49"/>
      <text:p text:style-name="P13">wp-cli</text:p>
      <text:p text:style-name="P49">https://wp-cli.org</text:p>
      <text:p text:style-name="P49">https://make.wordpress.org/cli/handbook/</text:p>
      <text:p text:style-name="P49"/>
      <text:p text:style-name="P49">WP-CLI é a interface de linha de comando para WordPress. Você pode atualizar plugins, configurar instalações multisite e muito mais, sem usar um navegador da web.</text:p>
      <text:p text:style-name="P49"/>
      <text:p text:style-name="P13">Instalação</text:p>
      <text:p text:style-name="P49"/>
      <text:p text:style-name="P49">curl -O https://raw.githubusercontent.com/wp-cli/builds/gh-pages/phar/wp-cli.phar</text:p>
      <text:p text:style-name="P49"/>
      <text:p text:style-name="P49">sudo mv wp-cli.phar /usr/local/bin/wp</text:p>
      <text:p text:style-name="P49"/>
      <text:p text:style-name="P49">sudo chmod +x /usr/local/bin/wp</text:p>
      <text:p text:style-name="P49"/>
      <text:p text:style-name="P13">Autocompletar</text:p>
      <text:p text:style-name="P49"/>
      <text:p text:style-name="P49">Baixar</text:p>
      <text:p text:style-name="P49">https://raw.githubusercontent.com/wp-cli/wp-cli/v2.10.0/utils/wp-completion.bash</text:p>
      <text:p text:style-name="P49"/>
      <text:p text:style-name="P49">Salvar em alguma pasta e chamar</text:p>
      <text:p text:style-name="P49"/>
      <text:p text:style-name="P49">nano ~/.bashrc</text:p>
      <text:p text:style-name="P49"/>
      <text:p text:style-name="P49">Adicionar</text:p>
      <text:p text:style-name="P49">source /pasta/wp-completion.bash</text:p>
      <text:p text:style-name="P49"/>
      <text:p text:style-name="P49">source ~/.bashrc</text:p>
      <text:p text:style-name="P49"/>
      <text:p text:style-name="P13">Exemplos de uso:</text:p>
      <text:p text:style-name="P49"/>
      <text:p text:style-name="P49">wp scaffold plugin nomeplugin</text:p>
      <text:p text:style-name="P49"/>
      <text:p text:style-name="P13">Não criar os testes unitários</text:p>
      <text:p text:style-name="P49"/>
      <text:p text:style-name="P49">wp scaffold plugin olamundo4 --skip-tests</text:p>
      <text:p text:style-name="P49"/>
      <text:p text:style-name="P49"/>
      <text:h text:style-name="P54" text:outline-level="2"><text:bookmark-start text:name="__RefHeading___Toc1289_3180085968"/>5 – Funções do WorfPress<text:bookmark-end text:name="__RefHeading___Toc1289_3180085968"/></text:h>
      <text:p text:style-name="P65"/>
      <text:p text:style-name="P59">Referência de funções</text:p>
      <text:p text:style-name="P65"/>
      <text:p text:style-name="P65">Os arquivos do WordPress definem várias funções PHP úteis. Algumas das funções, conhecidas como Template Tags, foram definidas especialmente para uso nos Temas WordPress. Existem também algumas funções relacionadas com ações e filtros (a Plugin API), que são portanto usadas a princípio para desenvolvimento de Plugins. O resto é usado para criar as funcionalidades núcleo do WordPress.</text:p>
      <text:p text:style-name="P65"/>
      <text:p text:style-name="P65">Muitas das funções núcleo do WordPress se úteis aos desenvolvedores de Temas e Plugins. Então, este artigo lista a maioria das funções núcleo, excluindo as Template Tags. Ao final da página, tem uma seção listando outros recursos para se encontrar informações sobre as funções do WordPress. Além dessas informações, o WordPress phpdoc site detalha todas as funções do WordPress por versões desde a 2.6.1.</text:p>
      <text:p text:style-name="P65"/>
      <text:p text:style-name="P59">Post, Página, Anexo e Bookmarks</text:p>
      <text:p text:style-name="P59"/>
      <text:p text:style-name="P59">Posts</text:p>
      <text:p text:style-name="P59"/>
      <text:p text:style-name="P65">• get_children</text:p>
      <text:p text:style-name="P65">• get_extended</text:p>
      <text:p text:style-name="P65">• get_post</text:p>
      <text:p text:style-name="P65">• get_post_ancestors</text:p>
      <text:p text:style-name="P65">• get_post_mime_type</text:p>
      <text:p text:style-name="P65">• get_post_status</text:p>
      <text:p text:style-name="P65">• get_post_type</text:p>
      <text:p text:style-name="P65">• get_posts</text:p>
      <text:p text:style-name="P65">• is_post</text:p>
      <text:p text:style-name="P65">• is_single</text:p>
      <text:p text:style-name="P65">• is_sticky</text:p>
      <text:p text:style-name="P65">• wp_get_recent_posts</text:p>
      <text:p text:style-name="P65">• wp_get_single_post</text:p>
      <text:p text:style-name="P65"/>
      <text:p text:style-name="P59">Inserção/Remoção de Post</text:p>
      <text:p text:style-name="P65"/>
      <text:p text:style-name="P65">• wp_delete_post</text:p>
      <text:p text:style-name="P65">• wp_insert_post</text:p>
      <text:p text:style-name="P65">• wp_publish_post</text:p>
      <text:p text:style-name="P65">• wp_update_post</text:p>
      <text:p text:style-name="P65"/>
      <text:p text:style-name="P59">Páginas</text:p>
      <text:p text:style-name="P65"/>
      <text:p text:style-name="P65">• get_all_page_ids</text:p>
      <text:p text:style-name="P65">• get_page</text:p>
      <text:p text:style-name="P65">• get_page_by_path</text:p>
      <text:p text:style-name="P65">• get_page_by_title</text:p>
      <text:p text:style-name="P65">• get_page_children</text:p>
      <text:p text:style-name="P65">• get_page_hierarchy</text:p>
      <text:p text:style-name="P65">• get_page_uri</text:p>
      <text:p text:style-name="P65">• get_pages</text:p>
      <text:p text:style-name="P65"><text:soft-page-break/>• is_page</text:p>
      <text:p text:style-name="P65">• page_uri_index</text:p>
      <text:p text:style-name="P65">• wp_list_pages</text:p>
      <text:p text:style-name="P65">get_the_author</text:p>
      <text:p text:style-name="P65">get_the_content</text:p>
      <text:p text:style-name="P65">wp_get_post_categories</text:p>
      <text:p text:style-name="P65">wp_set_post_categories</text:p>
      <text:p text:style-name="P65">wp_trim_excerpt</text:p>
      <text:p text:style-name="P65"/>
      <text:p text:style-name="P59">Categorias, tags e taxonomia</text:p>
      <text:p text:style-name="P59"/>
      <text:p text:style-name="P59">Categorias</text:p>
      <text:p text:style-name="P65"/>
      <text:p text:style-name="P65">• cat_is_ancestor_of</text:p>
      <text:p text:style-name="P65">• get_all_category_ids</text:p>
      <text:p text:style-name="P65">• get_cat_ID</text:p>
      <text:p text:style-name="P65">• get_cat_name</text:p>
      <text:p text:style-name="P65">• get_categories</text:p>
      <text:p text:style-name="P65">• get_category</text:p>
      <text:p text:style-name="P65">• get_category_by_path</text:p>
      <text:p text:style-name="P65">• get_category_by_slug</text:p>
      <text:p text:style-name="P65">• get_category_link</text:p>
      <text:p text:style-name="P65">• get_category_parents</text:p>
      <text:p text:style-name="P65">• get_the_category</text:p>
      <text:p text:style-name="P65">• in_category</text:p>
      <text:p text:style-name="P65">• is_category</text:p>
      <text:p text:style-name="P65"/>
      <text:p text:style-name="P59">Criação de Categorias</text:p>
      <text:p text:style-name="P65"/>
      <text:p text:style-name="P65">• wp_create_category</text:p>
      <text:p text:style-name="P65">• wp_insert_category</text:p>
      <text:p text:style-name="P65"/>
      <text:p text:style-name="P59">Tags</text:p>
      <text:p text:style-name="P59"/>
      <text:p text:style-name="P65">• get_tag</text:p>
      <text:p text:style-name="P65">• get_tag_link</text:p>
      <text:p text:style-name="P65">• get_tags</text:p>
      <text:p text:style-name="P65">• get_the_tag_list</text:p>
      <text:p text:style-name="P65">• get_the_tags</text:p>
      <text:p text:style-name="P65">• is_tag</text:p>
      <text:p text:style-name="P65"/>
      <text:p text:style-name="P59">Taxonomia</text:p>
      <text:p text:style-name="P65"/>
      <text:p text:style-name="P65">• get_term</text:p>
      <text:p text:style-name="P65">• get_the_term_list</text:p>
      <text:p text:style-name="P65">• get_term_by</text:p>
      <text:p text:style-name="P65">• get_term_children</text:p>
      <text:p text:style-name="P65">• get_terms</text:p>
      <text:p text:style-name="P65">• is_taxonomy</text:p>
      <text:p text:style-name="P65">• is_taxonomy_hierarchical</text:p>
      <text:p text:style-name="P65">• is_term</text:p>
      <text:p text:style-name="P65">• register_taxonomy</text:p>
      <text:p text:style-name="P65"><text:soft-page-break/>• wp_get_object_terms</text:p>
      <text:p text:style-name="P65">• wp_insert_term</text:p>
      <text:p text:style-name="P65">• wp_update_term</text:p>
      <text:p text:style-name="P65">get_rss</text:p>
      <text:p text:style-name="P65">get_search_comments_feed_link</text:p>
      <text:p text:style-name="P65">get_search_feed_link</text:p>
      <text:p text:style-name="P65">get_the_category_rss</text:p>
      <text:p text:style-name="P65">get_the_title_rss</text:p>
      <text:p text:style-name="P65">permalink_single_rss</text:p>
      <text:p text:style-name="P65">post_comments_feed_link</text:p>
      <text:p text:style-name="P65">rss_enclosure</text:p>
      <text:p text:style-name="P65">the_title_rss</text:p>
      <text:p text:style-name="P65">the_category_rss</text:p>
      <text:p text:style-name="P65">the_content_rss</text:p>
      <text:p text:style-name="P65">the_excerpt_rss</text:p>
      <text:p text:style-name="P65">wp_rss</text:p>
      <text:p text:style-name="P65"/>
      <text:p text:style-name="P59">Comentários, Ping, e Trackback</text:p>
      <text:p text:style-name="P65"/>
      <text:p text:style-name="P65">add_ping</text:p>
      <text:p text:style-name="P65">check_comment</text:p>
      <text:p text:style-name="P65">discover_pingback_server_uri</text:p>
      <text:p text:style-name="P65">do_all_pings</text:p>
      <text:p text:style-name="P65">do_enclose</text:p>
      <text:p text:style-name="P65">do_trackbacks</text:p>
      <text:p text:style-name="P65">generic_ping</text:p>
      <text:p text:style-name="P65">get_approved_comments</text:p>
      <text:p text:style-name="P65">get_comment</text:p>
      <text:p text:style-name="P65">get_comments</text:p>
      <text:p text:style-name="P65">get_enclosed</text:p>
      <text:p text:style-name="P65">get_lastcommentmodified</text:p>
      <text:p text:style-name="P65">get_pung</text:p>
      <text:p text:style-name="P65">get_to_ping</text:p>
      <text:p text:style-name="P65">next_comments_link</text:p>
      <text:p text:style-name="P65">paginate_comments_links</text:p>
      <text:p text:style-name="P65">pingback</text:p>
      <text:p text:style-name="P65">previous_comments_link</text:p>
      <text:p text:style-name="P65">privacy_ping_filter</text:p>
      <text:p text:style-name="P65">sanitize_comment_cookies</text:p>
      <text:p text:style-name="P65">trackback</text:p>
      <text:p text:style-name="P65">trackback_url_list</text:p>
      <text:p text:style-name="P65">weblog_ping</text:p>
      <text:p text:style-name="P65">wp_allow_comment</text:p>
      <text:p text:style-name="P65">wp_delete_comment</text:p>
      <text:p text:style-name="P65">wp_filter_comment</text:p>
      <text:p text:style-name="P65">wp_get_comment_status</text:p>
      <text:p text:style-name="P65">wp_get_current_commenter</text:p>
      <text:p text:style-name="P65">wp_insert_comment</text:p>
      <text:p text:style-name="P65">wp_new_comment</text:p>
      <text:p text:style-name="P65">wp_set_comment_status</text:p>
      <text:p text:style-name="P65">wp_throttle_comment_flood</text:p>
      <text:p text:style-name="P65">get_category_template</text:p>
      <text:p text:style-name="P65"><text:soft-page-break/>get_comments_popup_template</text:p>
      <text:p text:style-name="P65">get_current_theme</text:p>
      <text:p text:style-name="P65">get_date_template</text:p>
      <text:p text:style-name="P65">get_header_image</text:p>
      <text:p text:style-name="P65">get_header_textcolor</text:p>
      <text:p text:style-name="P65">get_home_template</text:p>
      <text:p text:style-name="P65">get_locale_stylesheet_uri</text:p>
      <text:p text:style-name="P65">get_page_template</text:p>
      <text:p text:style-name="P65">get_paged_template</text:p>
      <text:p text:style-name="P65">get_query_template</text:p>
      <text:p text:style-name="P65">get_search_template</text:p>
      <text:p text:style-name="P65">get_single_template</text:p>
      <text:p text:style-name="P65">get_stylesheet</text:p>
      <text:p text:style-name="P65">get_stylesheet_directory</text:p>
      <text:p text:style-name="P65">get_stylesheet_directory_uri</text:p>
      <text:p text:style-name="P65">get_stylesheet_uri</text:p>
      <text:p text:style-name="P65">get_template</text:p>
      <text:p text:style-name="P65">get_template_directory</text:p>
      <text:p text:style-name="P65">get_template_directory_uri</text:p>
      <text:p text:style-name="P65">get_theme</text:p>
      <text:p text:style-name="P65">get_theme_data</text:p>
      <text:p text:style-name="P65">get_theme_mod</text:p>
      <text:p text:style-name="P65">get_theme_root</text:p>
      <text:p text:style-name="P65">get_theme_root_uri</text:p>
      <text:p text:style-name="P65">get_themes</text:p>
      <text:p text:style-name="P65">header_image</text:p>
      <text:p text:style-name="P65">load_template</text:p>
      <text:p text:style-name="P65">locale_stylesheet</text:p>
      <text:p text:style-name="P65">preview_theme</text:p>
      <text:p text:style-name="P65">preview_theme_ob_filter</text:p>
      <text:p text:style-name="P65">preview_theme_ob_filter_callback</text:p>
      <text:p text:style-name="P65">set_theme_mod</text:p>
      <text:p text:style-name="P65">switch_theme</text:p>
      <text:p text:style-name="P65">validate_current_theme</text:p>
      <text:p text:style-name="P65"/>
      <text:p text:style-name="P59">Formatação</text:p>
      <text:p text:style-name="P65"/>
      <text:p text:style-name="P65">add_magic_quotes</text:p>
      <text:p text:style-name="P65">addslashes_gpc</text:p>
      <text:p text:style-name="P65">antispambot</text:p>
      <text:p text:style-name="P65">attribute_escape</text:p>
      <text:p text:style-name="P65">backslashit</text:p>
      <text:p text:style-name="P65">balanceTags</text:p>
      <text:p text:style-name="P65">clean_pre</text:p>
      <text:p text:style-name="P65">clean_url</text:p>
      <text:p text:style-name="P65">convert_chars</text:p>
      <text:p text:style-name="P65">convert_smilies</text:p>
      <text:p text:style-name="P65">wp_make_link_relative</text:p>
      <text:p text:style-name="P65">wp_rel_nofollow</text:p>
      <text:p text:style-name="P65">wp_richedit_pre</text:p>
      <text:p text:style-name="P65">wp_specialchars</text:p>
      <text:p text:style-name="P65">zeroise</text:p>
      <text:p text:style-name="P59"><text:soft-page-break/>Diversas</text:p>
      <text:p text:style-name="P59"/>
      <text:p text:style-name="P59">Funções de Data/Hora</text:p>
      <text:p text:style-name="P59"/>
      <text:p text:style-name="P65">• current_time</text:p>
      <text:p text:style-name="P65">• date_i18n</text:p>
      <text:p text:style-name="P65">• get_calendar</text:p>
      <text:p text:style-name="P65">• get_date_from_gmt</text:p>
      <text:p text:style-name="P65">• get_lastpostdate</text:p>
      <text:p text:style-name="P65">• get_lastpostmodified</text:p>
      <text:p text:style-name="P65">• get_day_link</text:p>
      <text:p text:style-name="P65">• get_gmt_from_date</text:p>
      <text:p text:style-name="P65">• get_month_link</text:p>
      <text:p text:style-name="P65">• get_the_time</text:p>
      <text:p text:style-name="P65">• get_weekstartend</text:p>
      <text:p text:style-name="P65">• get_year_link</text:p>
      <text:p text:style-name="P65">• human_time_diff</text:p>
      <text:p text:style-name="P65">• is_new_day</text:p>
      <text:p text:style-name="P65">• iso8601_timezone_to_offset</text:p>
      <text:p text:style-name="P65">• iso8601_to_datetime</text:p>
      <text:p text:style-name="P65">• mysql2date</text:p>
      <text:p text:style-name="P65"/>
      <text:p text:style-name="P59">Serialização</text:p>
      <text:p text:style-name="P65"/>
      <text:p text:style-name="P65"/>
      <text:p text:style-name="P65">• is_serialized</text:p>
      <text:p text:style-name="P65">• is_serialized_string</text:p>
      <text:p text:style-name="P65">• maybe_serialize</text:p>
      <text:p text:style-name="P65">• maybe_unserialize</text:p>
      <text:p text:style-name="P65"/>
      <text:p text:style-name="P59">Opções</text:p>
      <text:p text:style-name="P65"/>
      <text:p text:style-name="P65">• add_option</text:p>
      <text:p text:style-name="P65">• delete_option</text:p>
      <text:p text:style-name="P65">• form_option</text:p>
      <text:p text:style-name="P65">• get_alloptions</text:p>
      <text:p text:style-name="P65">• get_user_option</text:p>
      <text:p text:style-name="P65">• get_option</text:p>
      <text:p text:style-name="P65">• update_option</text:p>
      <text:p text:style-name="P65">• update_user_option</text:p>
      <text:p text:style-name="P65"/>
      <text:p text:style-name="P59">XMLRPC</text:p>
      <text:p text:style-name="P65"/>
      <text:p text:style-name="P65">• xmlrpc_getpostcategory</text:p>
      <text:p text:style-name="P65">• xmlrpc_getposttitle</text:p>
      <text:p text:style-name="P65">• xmlrpc_removepostdata</text:p>
      <text:p text:style-name="P65">• user_pass_ok</text:p>
      <text:p text:style-name="P65"/>
      <text:p text:style-name="P65"/>
      <text:p text:style-name="P58">Localização</text:p>
      <text:p text:style-name="P65">• __</text:p>
      <text:p text:style-name="P65">• _e</text:p>
      <text:p text:style-name="P65">wp_nonce_field</text:p>
      <text:p text:style-name="P65">wp_nonce_url</text:p>
      <text:p text:style-name="P65">wp_notify_moderator</text:p>
      <text:p text:style-name="P65">wp_notify_postauthor</text:p>
      <text:p text:style-name="P65">wp_original_referer_field</text:p>
      <text:p text:style-name="P65">wp_redirect</text:p>
      <text:p text:style-name="P65">wp_referer_field</text:p>
      <text:p text:style-name="P65"/>
      <text:p text:style-name="P59">Campos Personalizados (postmeta)</text:p>
      <text:p text:style-name="P65"/>
      <text:p text:style-name="P65">• add_post_meta</text:p>
      <text:p text:style-name="P65">• delete_post_meta</text:p>
      <text:p text:style-name="P65">• get_post_custom</text:p>
      <text:p text:style-name="P65">• get_post_custom_keys</text:p>
      <text:p text:style-name="P65">• get_post_custom_values</text:p>
      <text:p text:style-name="P65">• get_post_meta</text:p>
      <text:p text:style-name="P65">• update_post_meta</text:p>
      <text:p text:style-name="P65"/>
      <text:p text:style-name="P59">Anexos</text:p>
      <text:p text:style-name="P65"/>
      <text:p text:style-name="P65">• get_attached_file</text:p>
      <text:p text:style-name="P65">• is_attachment</text:p>
      <text:p text:style-name="P65">• is_local_attachment</text:p>
      <text:p text:style-name="P65">• update_attached_file</text:p>
      <text:p text:style-name="P65">• wp_attachment_is_image</text:p>
      <text:p text:style-name="P65">• wp_insert_attachment</text:p>
      <text:p text:style-name="P65">• wp_delete_attachment</text:p>
      <text:p text:style-name="P65">• wp_get_attachment_image</text:p>
      <text:p text:style-name="P65">• wp_get_attachment_image_src</text:p>
      <text:p text:style-name="P65">• wp_get_attachment_metadata</text:p>
      <text:p text:style-name="P65">• wp_get_attachment_thumb_file</text:p>
      <text:p text:style-name="P65">• wp_get_attachment_thumb_url</text:p>
      <text:p text:style-name="P65">• wp_get_attachment_url</text:p>
      <text:p text:style-name="P65">• wp_check_for_changed_slugs</text:p>
      <text:p text:style-name="P65">• wp_count_posts</text:p>
      <text:p text:style-name="P65">• wp_mime_type_icon</text:p>
      <text:p text:style-name="P65">• wp_update_attachment_metadata</text:p>
      <text:p text:style-name="P65"/>
      <text:p text:style-name="P59">Bookmarks</text:p>
      <text:p text:style-name="P65"/>
      <text:p text:style-name="P65">• get_bookmark</text:p>
      <text:p text:style-name="P65">• get_bookmarks</text:p>
      <text:p text:style-name="P65">• wp_list_bookmarks</text:p>
      <text:p text:style-name="P65"/>
      <text:p text:style-name="P59">Outros</text:p>
      <text:p text:style-name="P65"/>
      <text:p text:style-name="P65">• add_meta_box</text:p>
      <text:p text:style-name="P65">• get_the_ID</text:p>
      <text:p text:style-name="P65"/>
      <text:p text:style-name="P66"><text:soft-page-break/>Usuários e Autores</text:p>
      <text:p text:style-name="P65"/>
      <text:p text:style-name="P65">• auth_redirect</text:p>
      <text:p text:style-name="P65">• email_exists</text:p>
      <text:p text:style-name="P65">• get_currentuserinfo</text:p>
      <text:p text:style-name="P65">• get_profile</text:p>
      <text:p text:style-name="P65">• get_userdata</text:p>
      <text:p text:style-name="P65">• get_userdatabylogin</text:p>
      <text:p text:style-name="P65">• get_usernumposts</text:p>
      <text:p text:style-name="P65">• set_current_user</text:p>
      <text:p text:style-name="P65">• user_pass_ok</text:p>
      <text:p text:style-name="P65">• username_exists</text:p>
      <text:p text:style-name="P65">• validate_username</text:p>
      <text:p text:style-name="P65">• wp_get_current_user</text:p>
      <text:p text:style-name="P65">• wp_set_current_user</text:p>
      <text:p text:style-name="P65"/>
      <text:p text:style-name="P59">User meta</text:p>
      <text:p text:style-name="P59"/>
      <text:p text:style-name="P65">• delete_usermeta</text:p>
      <text:p text:style-name="P65">• get_usermeta</text:p>
      <text:p text:style-name="P65">• update_usermeta</text:p>
      <text:p text:style-name="P65"/>
      <text:p text:style-name="P59">Inserção/Remoção de Usuários</text:p>
      <text:p text:style-name="P65"/>
      <text:p text:style-name="P65">• wp_create_user</text:p>
      <text:p text:style-name="P65">• wp_delete_user</text:p>
      <text:p text:style-name="P65">• wp_insert_user</text:p>
      <text:p text:style-name="P65">• wp_update_user</text:p>
      <text:p text:style-name="P65"/>
      <text:p text:style-name="P59">Login / Logout</text:p>
      <text:p text:style-name="P65"/>
      <text:p text:style-name="P65">• is_user_logged_in</text:p>
      <text:p text:style-name="P65">• wp_signon</text:p>
      <text:p text:style-name="P65">• wp_logout</text:p>
      <text:p text:style-name="P65"/>
      <text:p text:style-name="P59">Feeds</text:p>
      <text:p text:style-name="P65"/>
      <text:p text:style-name="P65">bloginfo_rss</text:p>
      <text:p text:style-name="P65">comment_author_rss</text:p>
      <text:p text:style-name="P65">comment_link</text:p>
      <text:p text:style-name="P65">comment_text_rss</text:p>
      <text:p text:style-name="P65">do_feed</text:p>
      <text:p text:style-name="P65">do_feed_atom</text:p>
      <text:p text:style-name="P65">do_feed_rdf</text:p>
      <text:p text:style-name="P65">do_feed_rss</text:p>
      <text:p text:style-name="P65">do_feed_rss2</text:p>
      <text:p text:style-name="P65">fetch_rss</text:p>
      <text:p text:style-name="P65">get_author_feed_link</text:p>
      <text:p text:style-name="P65">get_bloginfo_rss</text:p>
      <text:p text:style-name="P65">get_category_feed_link</text:p>
      <text:p text:style-name="P65">get_comment_link</text:p>
      <text:p text:style-name="P65">get_comment_author_rss</text:p>
      <text:p text:style-name="P65"><text:soft-page-break/>get_post_comments_feed_link</text:p>
      <text:p text:style-name="P65">• wp_update_comment</text:p>
      <text:p text:style-name="P65">• wp_update_comment_count</text:p>
      <text:p text:style-name="P65"/>
      <text:p text:style-name="P59">Ações, Filtros e Plugins</text:p>
      <text:p text:style-name="P59"/>
      <text:p text:style-name="P59">Filters</text:p>
      <text:p text:style-name="P65"/>
      <text:p text:style-name="P65">• add_filter</text:p>
      <text:p text:style-name="P65">• apply_filters</text:p>
      <text:p text:style-name="P65">• merge_filters</text:p>
      <text:p text:style-name="P65">• remove_filter</text:p>
      <text:p text:style-name="P65"/>
      <text:p text:style-name="P59">Actions</text:p>
      <text:p text:style-name="P65"/>
      <text:p text:style-name="P65">• add_action</text:p>
      <text:p text:style-name="P65">• did_action</text:p>
      <text:p text:style-name="P65">• do_action</text:p>
      <text:p text:style-name="P65">• do_action_ref_array</text:p>
      <text:p text:style-name="P65">• remove_action</text:p>
      <text:p text:style-name="P65"/>
      <text:p text:style-name="P59">Plugins</text:p>
      <text:p text:style-name="P65"/>
      <text:p text:style-name="P65">• plugin_basename</text:p>
      <text:p text:style-name="P65">• register_activation_hook</text:p>
      <text:p text:style-name="P65">• register_deactivation_hook</text:p>
      <text:p text:style-name="P65">• register_setting</text:p>
      <text:p text:style-name="P65">• settings_fields</text:p>
      <text:p text:style-name="P65">• unregister_setting</text:p>
      <text:p text:style-name="P65"/>
      <text:p text:style-name="P59">Shortcodes</text:p>
      <text:p text:style-name="P65"/>
      <text:p text:style-name="P65">• add_shortcode</text:p>
      <text:p text:style-name="P65">• do_shortcode</text:p>
      <text:p text:style-name="P65">• do_shortcode_tag</text:p>
      <text:p text:style-name="P65">• get_shortcode_regex</text:p>
      <text:p text:style-name="P65">• remove_shortcode</text:p>
      <text:p text:style-name="P65">• remove_all_shortcodes</text:p>
      <text:p text:style-name="P65">• shortcode_atts</text:p>
      <text:p text:style-name="P65">• shortcode_parse_atts</text:p>
      <text:p text:style-name="P65">• strip_shortcodes</text:p>
      <text:p text:style-name="P65"/>
      <text:p text:style-name="P59">Relacionadas a Temas</text:p>
      <text:p text:style-name="P59"/>
      <text:p text:style-name="P59">Funções de Inclusão</text:p>
      <text:p text:style-name="P59"/>
      <text:p text:style-name="P65">• comments_template</text:p>
      <text:p text:style-name="P65">• get_footer</text:p>
      <text:p text:style-name="P65">• get_header</text:p>
      <text:p text:style-name="P65">• get_sidebar</text:p>
      <text:p text:style-name="P65">• get_search_form</text:p>
      <text:p text:style-name="P65"/>
      <text:p text:style-name="P59"><text:soft-page-break/>Outras Funções</text:p>
      <text:p text:style-name="P65"/>
      <text:p text:style-name="P65">• add_custom_image_header</text:p>
      <text:p text:style-name="P65">• get_404_template</text:p>
      <text:p text:style-name="P65">• get_archive_template</text:p>
      <text:p text:style-name="P65">• get_attachment_template</text:p>
      <text:p text:style-name="P65">• get_author_template</text:p>
      <text:p text:style-name="P65">ent2ncr</text:p>
      <text:p text:style-name="P65">esc_attr</text:p>
      <text:p text:style-name="P65">force_balance_tags</text:p>
      <text:p text:style-name="P65">format_to_edit</text:p>
      <text:p text:style-name="P65">format_to_post</text:p>
      <text:p text:style-name="P65">funky_javascript_fix</text:p>
      <text:p text:style-name="P65">htmlentities2</text:p>
      <text:p text:style-name="P65">is_email</text:p>
      <text:p text:style-name="P65">js_escape</text:p>
      <text:p text:style-name="P65">make_clickable</text:p>
      <text:p text:style-name="P65">popuplinks</text:p>
      <text:p text:style-name="P65">remove_accents</text:p>
      <text:p text:style-name="P65">sanitize_email</text:p>
      <text:p text:style-name="P65">sanitize_file_name</text:p>
      <text:p text:style-name="P65">sanitize_user</text:p>
      <text:p text:style-name="P65">sanitize_title</text:p>
      <text:p text:style-name="P65">sanitize_title_with_dashes</text:p>
      <text:p text:style-name="P65">seems_utf8</text:p>
      <text:p text:style-name="P65">stripslashes_deep</text:p>
      <text:p text:style-name="P65">trailingslashit</text:p>
      <text:p text:style-name="P65">untrailingslashit</text:p>
      <text:p text:style-name="P65">utf8_uri_encode</text:p>
      <text:p text:style-name="P65">wpautop</text:p>
      <text:p text:style-name="P65">wptexturize</text:p>
      <text:p text:style-name="P65">wp_filter_kses</text:p>
      <text:p text:style-name="P65">wp_filter_post_kses</text:p>
      <text:p text:style-name="P65">wp_filter_nohtml_kses</text:p>
      <text:p text:style-name="P65">wp_iso_descrambler</text:p>
      <text:p text:style-name="P65">wp_kses</text:p>
      <text:p text:style-name="P65">wp_kses_array_lc</text:p>
      <text:p text:style-name="P65">wp_kses_attr</text:p>
      <text:p text:style-name="P65">wp_kses_bad_protocol</text:p>
      <text:p text:style-name="P65">wp_kses_bad_protocol_once</text:p>
      <text:p text:style-name="P65">wp_kses_bad_protocol_once2</text:p>
      <text:p text:style-name="P65">wp_kses_check_attr_val</text:p>
      <text:p text:style-name="P65">wp_kses_decode_entities</text:p>
      <text:p text:style-name="P65">wp_kses_hair</text:p>
      <text:p text:style-name="P65">wp_kses_hook</text:p>
      <text:p text:style-name="P65">wp_kses_html_error</text:p>
      <text:p text:style-name="P65">wp_kses_js_entities</text:p>
      <text:p text:style-name="P65">wp_kses_no_null</text:p>
      <text:p text:style-name="P65">wp_kses_normalize_entities</text:p>
      <text:p text:style-name="P65">wp_kses_normalize_entities2</text:p>
      <text:p text:style-name="P65">wp_kses_split</text:p>
      <text:p text:style-name="P65">wp_kses_split2</text:p>
      <text:p text:style-name="P65"><text:soft-page-break/>wp_kses_stripslashes</text:p>
      <text:p text:style-name="P65">wp_kses_version</text:p>
      <text:p text:style-name="P65">• _ngettext</text:p>
      <text:p text:style-name="P65">• esc_attr_e</text:p>
      <text:p text:style-name="P65">• get_locale</text:p>
      <text:p text:style-name="P65">• load_default_textdomain</text:p>
      <text:p text:style-name="P65">• load_plugin_textdomain</text:p>
      <text:p text:style-name="P65">• load_textdomain</text:p>
      <text:p text:style-name="P65">• load_theme_textdomain</text:p>
      <text:p text:style-name="P65"/>
      <text:p text:style-name="P59">Cron (Agendamento)</text:p>
      <text:p text:style-name="P65"/>
      <text:p text:style-name="P65">• spawn_cron</text:p>
      <text:p text:style-name="P65">• wp_clear_scheduled_hook</text:p>
      <text:p text:style-name="P65">• wp_cron</text:p>
      <text:p text:style-name="P65">• wp_get_schedule</text:p>
      <text:p text:style-name="P65">• wp_get_schedules</text:p>
      <text:p text:style-name="P65">• wp_next_scheduled</text:p>
      <text:p text:style-name="P65">• wp_reschedule_event</text:p>
      <text:p text:style-name="P65">• wp_schedule_event</text:p>
      <text:p text:style-name="P65">• wp_schedule_single_event</text:p>
      <text:p text:style-name="P65">• wp_unschedule_event</text:p>
      <text:p text:style-name="P65"/>
      <text:p text:style-name="P59">Diversas</text:p>
      <text:p text:style-name="P59"/>
      <text:p text:style-name="P65">• add_query_arg</text:p>
      <text:p text:style-name="P65">• bool_from_yn</text:p>
      <text:p text:style-name="P65">• cache_javascript_headers</text:p>
      <text:p text:style-name="P65">• check_admin_referer</text:p>
      <text:p text:style-name="P65">• check_ajax_referer</text:p>
      <text:p text:style-name="P65">• do_robots</text:p>
      <text:p text:style-name="P65">• get_bloginfo</text:p>
      <text:p text:style-name="P65">• get_num_queries</text:p>
      <text:p text:style-name="P65">• is_blog_installed</text:p>
      <text:p text:style-name="P65">• make_url_footnote</text:p>
      <text:p text:style-name="P65">• nocache_headers</text:p>
      <text:p text:style-name="P65">• remove_query_arg</text:p>
      <text:p text:style-name="P65">• status_header</text:p>
      <text:p text:style-name="P65">• wp</text:p>
      <text:p text:style-name="P65">• wp_check_filetype</text:p>
      <text:p text:style-name="P65">• wp_clearcookie</text:p>
      <text:p text:style-name="P65">• wp_create_nonce</text:p>
      <text:p text:style-name="P65">• wp_die</text:p>
      <text:p text:style-name="P65">• wp_explain_nonce</text:p>
      <text:p text:style-name="P65">• wp_get_cookie_login</text:p>
      <text:p text:style-name="P65">• wp_get_http_headers</text:p>
      <text:p text:style-name="P65">• wp_get_original_referer</text:p>
      <text:p text:style-name="P65">• wp_get_referer</text:p>
      <text:p text:style-name="P65">• wp_hash</text:p>
      <text:p text:style-name="P65">• wp_mail</text:p>
      <text:p text:style-name="P65">• wp_mkdir_p</text:p>
      <text:p text:style-name="P65">• wp_new_user_notification</text:p>
      <text:p text:style-name="P65"><text:soft-page-break/>• wp_nonce_ays</text:p>
      <text:p text:style-name="P65">wp_remote_fopen</text:p>
      <text:p text:style-name="P65">wp_salt</text:p>
      <text:p text:style-name="P65">wp_setcookie</text:p>
      <text:p text:style-name="P65">wp_upload_bits</text:p>
      <text:p text:style-name="P65">wp_upload_dir</text:p>
      <text:p text:style-name="P65">wp_verify_nonce</text:p>
      <text:p text:style-name="P65"/>
      <text:p text:style-name="P60">Do e-book WordPress Para Desenvolvedores</text:p>
      <text:p text:style-name="P67"><text:a xlink:type="simple" xlink:href="https://getflywheel.com/design-and-wordpress-resources/ebooks/the-perfect-wordpress-development-workflow/" text:style-name="Internet_20_link" text:visited-style-name="Visited_20_Internet_20_Link">https://getflywheel.com/design-and-wordpress-resources/ebooks/the-perfect-wordpress-development-workflow/</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var wp--preset--font-family--monospace" svg:font-family="'var wp--preset--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6:22:27.360043444</meta:creation-date>
    <dc:date>2024-08-02T11:16:41.942788359</dc:date>
    <meta:editing-duration>PT10H45M8S</meta:editing-duration>
    <meta:editing-cycles>103</meta:editing-cycles>
    <meta:generator>LibreOffice/7.4.7.2$Linux_X86_64 LibreOffice_project/40$Build-2</meta:generator>
    <meta:document-statistic meta:table-count="0" meta:image-count="0" meta:object-count="0" meta:page-count="27" meta:paragraph-count="843" meta:word-count="4217" meta:character-count="31308" meta:non-whitespace-character-count="27670"/>
  </office:meta>
</office:document-meta>
</file>